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Narrow1" svg:font-family="'Arial Narrow'"/>
    <style:font-face style:name="Arial1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1" svg:font-family="Arial" style:font-family-generic="swiss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402cm"/>
    </style:style>
    <style:style style:name="co10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064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2.672cm"/>
    </style:style>
    <style:style style:name="co16" style:family="table-column">
      <style:table-column-properties fo:break-before="auto" style:column-width="6.191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5.45cm"/>
    </style:style>
    <style:style style:name="co20" style:family="table-column">
      <style:table-column-properties fo:break-before="auto" style:column-width="2.249cm"/>
    </style:style>
    <style:style style:name="co21" style:family="table-column">
      <style:table-column-properties fo:break-before="auto" style:column-width="2.328cm"/>
    </style:style>
    <style:style style:name="ro6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661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00" style:family="table-cell" style:parent-style-name="Normal_20_8" style:data-style-name="N4">
      <style:table-cell-properties fo:border-bottom="0.06pt solid #000000" fo:background-color="transparent" fo:border-left="none" fo:border-right="none" fo:border-top="none" style:vertical-align="automatic"/>
      <style:text-properties style:font-name="Arial Narrow1" fo:font-size="14pt" style:font-name-asian="Arial Narrow1" style:font-size-asian="14pt" style:font-name-complex="Arial Narrow1" style:font-size-complex="14pt"/>
    </style:style>
    <style:style style:name="ce101" style:family="table-cell" style:parent-style-name="Default" style:data-style-name="N100"/>
    <style:style style:name="ce76" style:family="table-cell" style:parent-style-name="Normal_20_8" style:data-style-name="N0">
      <style:table-cell-properties fo:background-color="transparent" style:vertical-align="automatic"/>
      <style:text-properties style:font-name="Arial1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77" style:family="table-cell" style:parent-style-name="Normal_20_8" style:data-style-name="N0">
      <style:table-cell-properties fo:background-color="transparent" style:vertical-align="automatic"/>
      <style:text-properties style:font-name="Arial Narrow" fo:font-size="9pt" style:text-underline-style="solid" style:text-underline-width="auto" style:text-underline-color="font-color" style:font-name-asian="Arial Narrow1" style:font-size-asian="9pt" style:font-name-complex="Arial Narrow1" style:font-size-complex="9pt"/>
    </style:style>
    <style:style style:name="ce78" style:family="table-cell" style:parent-style-name="Normal_20_8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9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1" fo:font-size="9pt" style:text-underline-style="solid" style:text-underline-width="auto" style:text-underline-color="font-color" style:font-name-asian="Arial Narrow1" style:font-size-asian="9pt" style:font-name-complex="Arial Narrow1" style:font-size-complex="9pt"/>
    </style:style>
    <style:style style:name="ce81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82" style:family="table-cell" style:parent-style-name="Normal_20_8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83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84" style:family="table-cell" style:parent-style-name="Normal_20_8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85" style:family="table-cell" style:parent-style-name="Normal_20_8" style:data-style-name="N109">
      <style:table-cell-properties fo:background-color="transparent" style:vertical-align="automatic"/>
      <style:text-properties style:font-name="Arial1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86" style:family="table-cell" style:parent-style-name="Normal_20_8" style:data-style-name="N109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7" style:family="table-cell" style:parent-style-name="Normal_20_8" style:data-style-name="N108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8" style:family="table-cell" style:parent-style-name="Normal_20_8" style:data-style-name="N4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9" style:family="table-cell" style:parent-style-name="Normal_20_8" style:data-style-name="N0">
      <style:table-cell-properties fo:background-color="transparent" style:vertical-align="automatic"/>
      <style:text-properties style:font-name="Arial Narrow1" fo:font-size="9pt" style:font-name-asian="Arial Narrow1" style:font-size-asian="9pt" style:font-name-complex="Arial Narrow1" style:font-size-complex="9pt"/>
    </style:style>
    <style:style style:name="ce90" style:family="table-cell" style:parent-style-name="Normal_20_8" style:data-style-name="N107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1" style:family="table-cell" style:parent-style-name="Normal_20_8" style:data-style-name="N4">
      <style:table-cell-properties fo:border-bottom="0.06pt solid #000000" fo:background-color="transparent" fo:border-left="none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2" style:family="table-cell" style:parent-style-name="Normal_20_8" style:data-style-name="N4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3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94" style:family="table-cell" style:parent-style-name="Normal_20_8" style:data-style-name="N109">
      <style:table-cell-properties fo:background-color="transparent" style:vertical-align="automatic"/>
      <style:text-properties style:font-name="Arial" fo:font-size="14pt" style:font-name-asian="Arial" style:font-size-asian="14pt" style:font-name-complex="Arial" style:font-size-complex="14pt"/>
    </style:style>
    <style:style style:name="ce95" style:family="table-cell" style:parent-style-name="Normal_20_8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4pt" style:font-name-asian="Arial" style:font-size-asian="14pt" style:font-name-complex="Arial" style:font-size-complex="14pt"/>
    </style:style>
    <style:style style:name="ce96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97" style:family="table-cell" style:parent-style-name="Normal_20_8" style:data-style-name="N4">
      <style:table-cell-properties fo:background-color="transparent" style:vertical-align="automatic"/>
      <style:text-properties style:font-name="Arial" fo:font-size="14pt" style:font-name-asian="Arial" style:font-size-asian="14pt" style:font-name-complex="Arial" style:font-size-complex="14pt"/>
    </style:style>
    <style:style style:name="ce98" style:family="table-cell" style:parent-style-name="Normal_20_8" style:data-style-name="N4">
      <style:table-cell-properties fo:background-color="transparent" style:vertical-align="automatic"/>
      <style:text-properties style:font-name="Arial Narrow1" fo:font-size="14pt" style:font-name-asian="Arial Narrow1" style:font-size-asian="14pt" style:font-name-complex="Arial Narrow1" style:font-size-complex="14pt"/>
    </style:style>
    <style:style style:name="ce99" style:family="table-cell" style:parent-style-name="Normal_20_8" style:data-style-name="N10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1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0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0" style:family="table-cell" style:parent-style-name="Default" style:data-style-name="N113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113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5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5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16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170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48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7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80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81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3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84" style:family="table-cell" style:parent-style-name="Default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69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70" style:family="table-cell" style:parent-style-name="Default" style:data-style-name="N0">
      <style:table-cell-properties fo:background-color="#ffffff" fo:border="0.06pt solid #000000"/>
    </style:style>
    <style:style style:name="ce189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91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2" style:family="table-cell" style:parent-style-name="Excel_20_Built-in_20_Comma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3" style:family="table-cell" style:parent-style-name="Excel_20_Built-in_20_Comma" style:data-style-name="N122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4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5" style:family="table-cell" style:parent-style-name="Excel_20_Built-in_20_Comma" style:data-style-name="N122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6" style:family="table-cell" style:parent-style-name="Default" style:data-style-name="N12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4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4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01" style:family="table-cell" style:parent-style-name="Default" style:data-style-name="N0">
      <style:table-cell-properties fo:background-color="#ffffff" style:vertical-align="middle"/>
    </style:style>
    <style:style style:name="ce202" style:family="table-cell" style:parent-style-name="Normal_20_8" style:data-style-name="N0">
      <style:table-cell-properties fo:background-color="transparent" style:vertical-align="automatic"/>
      <style:text-properties style:font-name="Arial1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03" style:family="table-cell" style:parent-style-name="Default" style:data-style-name="N0"/>
    <style:style style:name="ce204" style:family="table-cell" style:parent-style-name="Normal_20_8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05" style:family="table-cell" style:parent-style-name="Normal_20_8" style:data-style-name="N0">
      <style:table-cell-properties fo:background-color="transparent" style:vertical-align="automatic"/>
      <style:text-properties style:font-name="Arial Narrow" fo:font-size="9pt" style:text-underline-style="solid" style:text-underline-width="auto" style:text-underline-color="font-color" style:font-name-asian="Arial Narrow1" style:font-size-asian="9pt" style:font-name-complex="Arial Narrow1" style:font-size-complex="9pt"/>
    </style:style>
    <style:style style:name="ce206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Narrow1" fo:font-size="9pt" style:text-underline-style="solid" style:text-underline-width="auto" style:text-underline-color="font-color" style:font-name-asian="Arial Narrow1" style:font-size-asian="9pt" style:font-name-complex="Arial Narrow1" style:font-size-complex="9pt"/>
    </style:style>
    <style:style style:name="ce207" style:family="table-cell" style:parent-style-name="Normal_20_8" style:data-style-name="N0">
      <style:table-cell-properties fo:background-color="transparent" style:vertical-align="automatic"/>
      <style:text-properties style:font-name="Arial Narrow1" fo:font-size="9pt" style:font-name-asian="Arial Narrow1" style:font-size-asian="9pt" style:font-name-complex="Arial Narrow1" style:font-size-complex="9pt"/>
    </style:style>
    <style:style style:name="ce208" style:family="table-cell" style:parent-style-name="Normal_20_8" style:data-style-name="N108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09" style:family="table-cell" style:parent-style-name="Normal_20_8" style:data-style-name="N107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10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11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212" style:family="table-cell" style:parent-style-name="Normal_20_8" style:data-style-name="N4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13" style:family="table-cell" style:parent-style-name="Normal_20_8" style:data-style-name="N4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214" style:family="table-cell" style:parent-style-name="Normal_20_8" style:data-style-name="N4">
      <style:table-cell-properties fo:border-bottom="0.06pt solid #000000" fo:background-color="transparent" fo:border-left="none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15" style:family="table-cell" style:parent-style-name="Normal_20_8" style:data-style-name="N4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16" style:family="table-cell" style:parent-style-name="Normal_20_8" style:data-style-name="N10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17" style:family="table-cell" style:parent-style-name="Default" style:data-style-name="N100"/>
    <style:style style:name="ce218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19" style:family="table-cell" style:parent-style-name="Normal_20_8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20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21" style:family="table-cell" style:parent-style-name="Normal_20_8" style:data-style-name="N109">
      <style:table-cell-properties fo:background-color="transparent" style:vertical-align="automatic"/>
      <style:text-properties style:font-name="Arial1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22" style:family="table-cell" style:parent-style-name="Normal_20_8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223" style:family="table-cell" style:parent-style-name="Normal_20_8" style:data-style-name="N109">
      <style:table-cell-properties fo:background-color="transparent" style:vertical-align="automatic"/>
      <style:text-properties style:font-name="Arial" fo:font-size="14pt" style:font-name-asian="Arial" style:font-size-asian="14pt" style:font-name-complex="Arial" style:font-size-complex="14pt"/>
    </style:style>
    <style:style style:name="ce224" style:family="table-cell" style:parent-style-name="Normal_20_8" style:data-style-name="N4">
      <style:table-cell-properties fo:background-color="transparent" style:vertical-align="automatic"/>
      <style:text-properties style:font-name="Arial" fo:font-size="14pt" style:font-name-asian="Arial" style:font-size-asian="14pt" style:font-name-complex="Arial" style:font-size-complex="14pt"/>
    </style:style>
    <style:style style:name="ce225" style:family="table-cell" style:parent-style-name="Normal_20_8" style:data-style-name="N109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26" style:family="table-cell" style:parent-style-name="Normal_20_8" style:data-style-name="N4">
      <style:table-cell-properties fo:background-color="transparent" style:vertical-align="automatic"/>
      <style:text-properties style:font-name="Arial Narrow1" fo:font-size="14pt" style:font-name-asian="Arial Narrow1" style:font-size-asian="14pt" style:font-name-complex="Arial Narrow1" style:font-size-complex="14pt"/>
    </style:style>
    <style:style style:name="ce227" style:family="table-cell" style:parent-style-name="Normal_20_8" style:data-style-name="N4">
      <style:table-cell-properties fo:border-bottom="0.06pt solid #000000" fo:background-color="transparent" fo:border-left="none" fo:border-right="none" fo:border-top="none" style:vertical-align="automatic"/>
      <style:text-properties style:font-name="Arial Narrow1" fo:font-size="14pt" style:font-name-asian="Arial Narrow1" style:font-size-asian="14pt" style:font-name-complex="Arial Narrow1" style:font-size-complex="14pt"/>
    </style:style>
    <style:style style:name="ce228" style:family="table-cell" style:parent-style-name="Normal_20_8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4pt" style:font-name-asian="Arial" style:font-size-asian="14pt" style:font-name-complex="Arial" style:font-size-complex="14pt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3"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5" table:default-cell-style-name="ce5"/>
        <table:table-column table:style-name="co19" table:default-cell-style-name="ce5"/>
        <table:table-column table:style-name="co20" table:number-columns-repeated="1011" table:default-cell-style-name="ce5"/>
        <table:table-column table:style-name="co21" table:default-cell-style-name="ce5"/>
        <table:table-column table:style-name="co8" table:number-columns-repeated="2" table:default-cell-style-name="ce5"/>
        <table:table-column table:style-name="co21" table:default-cell-style-name="ce5"/>
        <table:table-row table:style-name="ro4">
          <table:table-cell table:style-name="ce2" office:value-type="string" calcext:value-type="string">
            <text:p>Cliente:</text:p>
          </table:table-cell>
          <table:table-cell table:style-name="ce66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71"/>
          <table:table-cell table:style-name="ce3" office:value-type="string" calcext:value-type="string">
            <text:p>P/T:</text:p>
          </table:table-cell>
          <table:table-cell table:style-name="ce67" office:value-type="float" office:value="5501" calcext:value-type="float" table:number-columns-spanned="2" table:number-rows-spanned="1">
            <text:p>5501</text:p>
          </table:table-cell>
          <table:covered-table-cell table:style-name="ce71"/>
          <table:table-cell table:style-name="ce4" table:number-columns-repeated="50"/>
          <table:table-cell table:number-columns-repeated="963"/>
        </table:table-row>
        <table:table-row table:style-name="ro6">
          <table:table-cell table:style-name="ce2" office:value-type="string" calcext:value-type="string">
            <text:p>Sección:</text:p>
          </table:table-cell>
          <table:table-cell table:style-name="ce66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71"/>
          <table:table-cell table:style-name="ce3" office:value-type="string" calcext:value-type="string">
            <text:p>Preparado por:</text:p>
          </table:table-cell>
          <table:table-cell table:style-name="ce68" office:value-type="string" calcext:value-type="string" table:number-columns-spanned="2" table:number-rows-spanned="1">
            <text:p>César León</text:p>
          </table:table-cell>
          <table:covered-table-cell table:style-name="ce71"/>
          <table:table-cell table:style-name="ce4" table:number-columns-repeated="50"/>
          <table:table-cell table:number-columns-repeated="963"/>
        </table:table-row>
        <table:table-row table:style-name="ro6">
          <table:table-cell table:style-name="ce2" office:value-type="string" calcext:value-type="string">
            <text:p>Área:</text:p>
          </table:table-cell>
          <table:table-cell table:style-name="ce66" office:value-type="string" calcext:value-type="string" table:number-columns-spanned="7" table:number-rows-spanned="1">
            <text:p>Seguros y pagos por Anticipado</text:p>
          </table:table-cell>
          <table:covered-table-cell table:number-columns-repeated="6" table:style-name="ce71"/>
          <table:table-cell table:style-name="ce3" office:value-type="string" calcext:value-type="string">
            <text:p>Fecha:</text:p>
          </table:table-cell>
          <table:table-cell table:style-name="ce69" office:value-type="date" office:date-value="2022-01-15" calcext:value-type="date" table:number-columns-spanned="2" table:number-rows-spanned="1">
            <text:p>15/01/2022</text:p>
          </table:table-cell>
          <table:covered-table-cell table:style-name="ce71"/>
          <table:table-cell table:style-name="ce4" table:number-columns-repeated="50"/>
          <table:table-cell table:number-columns-repeated="963"/>
        </table:table-row>
        <table:table-row table:style-name="ro6">
          <table:table-cell table:style-name="ce2" office:value-type="string" calcext:value-type="string">
            <text:p>Prueba:</text:p>
          </table:table-cell>
          <table:table-cell table:style-name="ce66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71"/>
          <table:table-cell table:style-name="ce3" office:value-type="string" calcext:value-type="string">
            <text:p>Revisado por:</text:p>
          </table:table-cell>
          <table:table-cell table:style-name="ce68" office:value-type="string" calcext:value-type="string" table:number-columns-spanned="2" table:number-rows-spanned="1">
            <text:p>Carlos Almeida</text:p>
          </table:table-cell>
          <table:covered-table-cell table:style-name="ce71"/>
          <table:table-cell table:style-name="ce4" table:number-columns-repeated="50"/>
          <table:table-cell table:number-columns-repeated="963"/>
        </table:table-row>
        <table:table-row table:style-name="ro6">
          <table:table-cell table:style-name="ce2" office:value-type="string" calcext:value-type="string">
            <text:p>Con corte al:</text:p>
          </table:table-cell>
          <table:table-cell table:style-name="ce66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71"/>
          <table:table-cell table:style-name="ce3" office:value-type="string" calcext:value-type="string">
            <text:p>Fecha:</text:p>
          </table:table-cell>
          <table:table-cell table:style-name="ce70" table:number-columns-spanned="2" table:number-rows-spanned="1"/>
          <table:covered-table-cell table:style-name="ce71"/>
          <table:table-cell table:style-name="ce4" table:number-columns-repeated="50"/>
          <table:table-cell table:number-columns-repeated="963"/>
        </table:table-row>
        <table:table-row table:style-name="ro6">
          <table:table-cell table:style-name="ce71" table:number-columns-spanned="11" table:number-rows-spanned="1"/>
          <table:covered-table-cell table:number-columns-repeated="10" table:style-name="ce71"/>
          <table:table-cell table:number-columns-repeated="1013"/>
        </table:table-row>
        <table:table-row table:style-name="ro5">
          <table:table-cell table:style-name="ce72" office:value-type="string" calcext:value-type="string" table:number-columns-spanned="1" table:number-rows-spanned="2">
            <text:p>Código</text:p>
          </table:table-cell>
          <table:table-cell table:style-name="ce73" office:value-type="string" calcext:value-type="string" table:number-columns-spanned="1" table:number-rows-spanned="2">
            <text:p>Cuenta</text:p>
          </table:table-cell>
          <table:table-cell table:style-name="ce73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4" office:value-type="string" calcext:value-type="string" table:number-columns-spanned="2" table:number-rows-spanned="1">
            <text:p>Movimientos</text:p>
          </table:table-cell>
          <table:covered-table-cell table:style-name="ce71"/>
          <table:table-cell table:style-name="ce7" office:value-type="string" calcext:value-type="string">
            <text:p>Saldos auditados al</text:p>
          </table:table-cell>
          <table:table-cell table:style-name="ce72" office:value-type="string" calcext:value-type="string" table:number-columns-spanned="1" table:number-rows-spanned="2">
            <text:p>Código</text:p>
          </table:table-cell>
          <table:table-cell table:style-name="ce73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92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201" table:number-columns-repeated="963"/>
        </table:table-row>
        <table:table-row table:style-name="ro6">
          <table:covered-table-cell table:number-columns-repeated="3" table:style-name="ce71"/>
          <table:table-cell table:style-name="ce9" office:value-type="date" office:date-value="2021-09-30" calcext:value-type="date">
            <text:p>30-sep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71"/>
          <table:table-cell table:style-name="ce9" office:value-type="date" office:date-value="2020-12-31" calcext:value-type="date">
            <text:p>31-dic-20</text:p>
          </table:table-cell>
          <table:covered-table-cell table:style-name="ce71"/>
          <table:table-cell table:style-name="ce4" table:number-columns-repeated="50"/>
          <table:table-cell table:style-name="ce201" table:number-columns-repeated="963"/>
        </table:table-row>
        <table:table-row table:style-name="ro6">
          <table:table-cell table:style-name="ce132"/>
          <table:table-cell table:style-name="ce143"/>
          <table:table-cell table:style-name="ce154"/>
          <table:table-cell table:style-name="ce160"/>
          <table:table-cell table:style-name="ce172"/>
          <table:table-cell table:style-name="ce160"/>
          <table:table-cell table:style-name="ce15"/>
          <table:table-cell table:style-name="ce180"/>
          <table:table-cell table:style-name="ce183"/>
          <table:table-cell table:style-name="ce189"/>
          <table:table-cell table:style-name="ce193"/>
          <table:table-cell table:style-name="ce4" table:number-columns-repeated="50"/>
          <table:table-cell table:number-columns-repeated="963"/>
        </table:table-row>
        <table:table-row table:style-name="ro6">
          <table:table-cell table:style-name="ce20"/>
          <table:table-cell table:style-name="ce21" office:value-type="string" calcext:value-type="string">
            <text:p>Servicios y otros Pagos Anticipados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calcext:value-type="string">
            <text:p>Servicios y otros Pagos Anticipados</text:p>
          </table:table-cell>
          <table:table-cell table:style-name="ce27"/>
          <table:table-cell table:style-name="ce194"/>
          <table:table-cell table:style-name="ce4" table:number-columns-repeated="50"/>
          <table:table-cell table:number-columns-repeated="963"/>
        </table:table-row>
        <table:table-row table:style-name="ro6">
          <table:table-cell table:style-name="ce29" office:value-type="string" office:string-value="1.1.4.1" calcext:value-type="string">
            <text:p><text:s/>1.1.4.1 </text:p>
          </table:table-cell>
          <table:table-cell table:style-name="ce30" office:value-type="string" calcext:value-type="string">
            <text:p>Seguros</text:p>
          </table:table-cell>
          <table:table-cell table:style-name="ce31" office:value-type="string" calcext:value-type="string">
            <text:p>Seguros</text:p>
          </table:table-cell>
          <table:table-cell table:style-name="ce25" office:value-type="float" office:value="9252.67" calcext:value-type="float">
            <text:p>9,253</text:p>
          </table:table-cell>
          <table:table-cell table:style-name="ce24" office:value-type="float" office:value="855.68" calcext:value-type="float">
            <text:p>856</text:p>
          </table:table-cell>
          <table:table-cell table:style-name="ce25" office:value-type="float" office:value="4790.12" calcext:value-type="float">
            <text:p>4,790</text:p>
          </table:table-cell>
          <table:table-cell table:style-name="ce26" table:formula="of:=[.D11]+[.E11]-[.F11]" office:value-type="float" office:value="5318.23" calcext:value-type="float">
            <text:p>5,318</text:p>
          </table:table-cell>
          <table:table-cell table:style-name="ce29" office:value-type="string" office:string-value="1.1.4.1" calcext:value-type="string">
            <text:p><text:s/>1.1.4.1 </text:p>
          </table:table-cell>
          <table:table-cell table:style-name="ce30" office:value-type="string" calcext:value-type="string">
            <text:p>Seguros</text:p>
          </table:table-cell>
          <table:table-cell table:style-name="ce25" office:value-type="float" office:value="5070" calcext:value-type="float">
            <text:p>5,070</text:p>
          </table:table-cell>
          <table:table-cell table:style-name="ce194" table:formula="of:=+[.G11]-[.J11]" office:value-type="float" office:value="248.23" calcext:value-type="float">
            <text:p>248</text:p>
          </table:table-cell>
          <table:table-cell table:style-name="ce4" table:number-columns-repeated="50"/>
          <table:table-cell table:number-columns-repeated="963"/>
        </table:table-row>
        <table:table-row table:style-name="ro6">
          <table:table-cell table:style-name="ce29" office:value-type="string" office:string-value="1.1.4.2" calcext:value-type="string">
            <text:p><text:s/>1.1.4.2 </text:p>
          </table:table-cell>
          <table:table-cell table:style-name="ce30" office:value-type="string" calcext:value-type="string">
            <text:p>Arriendos Pagados por Anticipado</text:p>
          </table:table-cell>
          <table:table-cell table:style-name="ce31" office:value-type="string" calcext:value-type="string">
            <text:p>Seguros</text:p>
          </table:table-cell>
          <table:table-cell table:style-name="ce25" office:value-type="float" office:value="7526.4" calcext:value-type="float">
            <text:p>7,526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2822.4" calcext:value-type="float">
            <text:p>2,822</text:p>
          </table:table-cell>
          <table:table-cell table:style-name="ce26" table:formula="of:=[.D12]+[.E12]-[.F12]" office:value-type="float" office:value="4704" calcext:value-type="float">
            <text:p>4,704</text:p>
          </table:table-cell>
          <table:table-cell table:style-name="ce29" office:value-type="string" office:string-value="1.1.4.2" calcext:value-type="string">
            <text:p><text:s/>1.1.4.2 </text:p>
          </table:table-cell>
          <table:table-cell table:style-name="ce30" office:value-type="string" calcext:value-type="string">
            <text:p>Arriendos Pagados por Anticipado</text:p>
          </table:table-cell>
          <table:table-cell table:style-name="ce25" office:value-type="float" office:value="4608" calcext:value-type="float">
            <text:p>4,608</text:p>
          </table:table-cell>
          <table:table-cell table:style-name="ce194" table:formula="of:=+[.G12]-[.J12]" office:value-type="float" office:value="96" calcext:value-type="float">
            <text:p>96</text:p>
          </table:table-cell>
          <table:table-cell table:style-name="ce4" table:number-columns-repeated="50"/>
          <table:table-cell table:number-columns-repeated="963"/>
        </table:table-row>
        <table:table-row table:style-name="ro6">
          <table:table-cell table:style-name="ce135"/>
          <table:table-cell table:style-name="ce146" table:number-columns-repeated="2"/>
          <table:table-cell table:style-name="ce35" table:number-columns-repeated="4"/>
          <table:table-cell table:style-name="ce181"/>
          <table:table-cell table:style-name="ce184"/>
          <table:table-cell table:style-name="ce191"/>
          <table:table-cell table:style-name="ce195"/>
          <table:table-cell table:style-name="ce4" table:number-columns-repeated="50"/>
          <table:table-cell table:number-columns-repeated="963"/>
        </table:table-row>
        <table:table-row table:style-name="ro8">
          <table:table-cell table:style-name="ce40"/>
          <table:table-cell table:style-name="ce41" office:value-type="string" office:string-value="Total" calcext:value-type="string">
            <text:p><text:s/>Total </text:p>
          </table:table-cell>
          <table:table-cell table:style-name="ce41"/>
          <table:table-cell table:style-name="ce42" table:formula="of:=SUM([.D9:.D13])" office:value-type="float" office:value="16779.07" calcext:value-type="float">
            <text:p>16,779</text:p>
          </table:table-cell>
          <table:table-cell table:style-name="ce42" table:formula="of:=SUM([.E9:.E13])" office:value-type="float" office:value="855.68" calcext:value-type="float">
            <text:p>856</text:p>
          </table:table-cell>
          <table:table-cell table:style-name="ce42" table:formula="of:=SUM([.F9:.F13])" office:value-type="float" office:value="7612.52" calcext:value-type="float">
            <text:p>7,613</text:p>
          </table:table-cell>
          <table:table-cell table:style-name="ce42" table:formula="of:=SUM([.G9:.G13])" office:value-type="float" office:value="10022.23" calcext:value-type="float">
            <text:p>10,022</text:p>
          </table:table-cell>
          <table:table-cell table:style-name="ce40" table:number-columns-repeated="2"/>
          <table:table-cell table:style-name="ce42" table:formula="of:=SUM([.J9:.J13])" office:value-type="float" office:value="9678" calcext:value-type="float">
            <text:p>9,678</text:p>
          </table:table-cell>
          <table:table-cell table:style-name="ce196" table:formula="of:=SUM([.K9:.K13])" office:value-type="float" office:value="344.23" calcext:value-type="float">
            <text:p>344</text:p>
          </table:table-cell>
          <table:table-cell table:style-name="ce44"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6" table:number-columns-repeated="2"/>
          <table:table-cell table:style-name="ce47" office:value-type="string" calcext:value-type="string">
            <text:p>Saldo al</text:p>
          </table:table-cell>
          <table:table-cell table:style-name="ce48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6">
          <table:table-cell/>
          <table:table-cell table:style-name="ce49" office:value-type="string" calcext:value-type="string">
            <text:p>Nota a los estados financieros:</text:p>
          </table:table-cell>
          <table:table-cell table:style-name="ce49"/>
          <table:table-cell table:style-name="ce50" office:value-type="date" office:date-value="2021-12-31" calcext:value-type="date">
            <text:p>31/12/2021</text:p>
          </table:table-cell>
          <table:table-cell table:style-name="ce51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6">
          <table:table-cell/>
          <table:table-cell table:style-name="ce52" table:number-columns-repeated="2"/>
          <table:table-cell table:style-name="ce167"/>
          <table:table-cell table:style-name="ce176"/>
          <table:table-cell table:number-columns-repeated="1019"/>
        </table:table-row>
        <table:table-row table:style-name="ro6">
          <table:table-cell/>
          <table:table-cell table:style-name="ce30" office:value-type="string" calcext:value-type="string">
            <text:p>Seguros</text:p>
          </table:table-cell>
          <table:table-cell table:style-name="ce55"/>
          <table:table-cell table:style-name="ce168" table:formula="of:=[.G11]" office:value-type="float" office:value="5318.23" calcext:value-type="float">
            <text:p>5,318</text:p>
          </table:table-cell>
          <table:table-cell table:style-name="ce168" table:formula="of:=[.J11]" office:value-type="float" office:value="5070" calcext:value-type="float">
            <text:p>5,070</text:p>
          </table:table-cell>
          <table:table-cell table:number-columns-repeated="1019"/>
        </table:table-row>
        <table:table-row table:style-name="ro6">
          <table:table-cell/>
          <table:table-cell table:style-name="ce30" office:value-type="string" calcext:value-type="string">
            <text:p>Arriendos Pagados por Anticipado</text:p>
          </table:table-cell>
          <table:table-cell table:style-name="ce55"/>
          <table:table-cell table:style-name="ce168" table:formula="of:=[.G12]" office:value-type="float" office:value="4704" calcext:value-type="float">
            <text:p>4,704</text:p>
          </table:table-cell>
          <table:table-cell table:style-name="ce168" table:formula="of:=[.J12]" office:value-type="float" office:value="4608" calcext:value-type="float">
            <text:p>4,608</text:p>
          </table:table-cell>
          <table:table-cell table:number-columns-repeated="1019"/>
        </table:table-row>
        <table:table-row table:style-name="ro6">
          <table:table-cell/>
          <table:table-cell table:style-name="ce55" table:number-columns-repeated="2"/>
          <table:table-cell table:style-name="ce169" table:number-columns-repeated="2"/>
          <table:table-cell table:number-columns-repeated="1019"/>
        </table:table-row>
        <table:table-row table:style-name="ro6">
          <table:table-cell/>
          <table:table-cell table:style-name="ce58" office:value-type="string" calcext:value-type="string">
            <text:p>Total</text:p>
          </table:table-cell>
          <table:table-cell table:style-name="ce59"/>
          <table:table-cell table:style-name="ce170" table:formula="of:=+SUM([.D19:.D21])" office:value-type="float" office:value="10022.23" calcext:value-type="float">
            <text:p>10,022</text:p>
          </table:table-cell>
          <table:table-cell table:style-name="ce170" table:formula="of:=+SUM([.E19:.E21])" office:value-type="float" office:value="9678" calcext:value-type="float">
            <text:p>9,678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60" office:value-type="string" calcext:value-type="string">
            <text:p>Fuente:</text:p>
          </table:table-cell>
          <table:table-cell table:style-name="ce61" table:number-columns-repeated="9"/>
          <table:table-cell table:style-name="ce62"/>
          <table:table-cell table:number-columns-repeated="1013"/>
        </table:table-row>
        <table:table-row table:style-name="ro6">
          <table:table-cell table:style-name="ce63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4"/>
          <table:table-cell table:number-columns-repeated="1013"/>
        </table:table-row>
        <table:table-row table:style-name="ro6">
          <table:table-cell table:style-name="ce63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4"/>
          <table:table-cell table:number-columns-repeated="1013"/>
        </table:table-row>
        <table:table-row table:style-name="ro6">
          <table:table-cell table:style-name="ce63"/>
          <table:table-cell table:number-columns-repeated="9"/>
          <table:table-cell table:style-name="ce64"/>
          <table:table-cell table:number-columns-repeated="1013"/>
        </table:table-row>
        <table:table-row table:style-name="ro6">
          <table:table-cell table:style-name="ce65" office:value-type="string" calcext:value-type="string">
            <text:p>Trabajo realizado:</text:p>
          </table:table-cell>
          <table:table-cell table:number-columns-repeated="9"/>
          <table:table-cell table:style-name="ce64"/>
          <table:table-cell table:number-columns-repeated="1013"/>
        </table:table-row>
        <table:table-row table:style-name="ro6" table:number-rows-repeated="3">
          <table:table-cell table:style-name="ce63"/>
          <table:table-cell table:number-columns-repeated="9"/>
          <table:table-cell table:style-name="ce64"/>
          <table:table-cell table:number-columns-repeated="1013"/>
        </table:table-row>
        <table:table-row table:style-name="ro6">
          <table:table-cell table:style-name="ce65" office:value-type="string" calcext:value-type="string">
            <text:p>Conclusiones:</text:p>
          </table:table-cell>
          <table:table-cell table:number-columns-repeated="9"/>
          <table:table-cell table:style-name="ce64"/>
          <table:table-cell table:number-columns-repeated="1013"/>
        </table:table-row>
        <table:table-row table:style-name="ro6" table:number-rows-repeated="3">
          <table:table-cell table:number-columns-repeated="10"/>
          <table:table-cell table:style-name="ce64"/>
          <table:table-cell table:number-columns-repeated="1013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guros" table:style-name="ta2">
        <table:table-column table:style-name="co9" table:default-cell-style-name="ce203"/>
        <table:table-column table:style-name="co10" table:default-cell-style-name="ce203"/>
        <table:table-column table:style-name="co8" table:default-cell-style-name="ce203"/>
        <table:table-column table:style-name="co11" table:default-cell-style-name="ce203"/>
        <table:table-column table:style-name="co8" table:default-cell-style-name="ce203"/>
        <table:table-column table:style-name="co12" table:number-columns-repeated="2" table:default-cell-style-name="ce203"/>
        <table:table-column table:style-name="co13" table:visibility="collapse" table:number-columns-repeated="11" table:default-cell-style-name="ce203"/>
        <table:table-column table:style-name="co10" table:default-cell-style-name="ce203"/>
        <table:table-column table:style-name="co14" table:number-columns-repeated="9" table:default-cell-style-name="ce203"/>
        <table:table-column table:style-name="co10" table:number-columns-repeated="228" table:default-cell-style-name="ce203"/>
        <table:table-column table:style-name="co9" table:default-cell-style-name="ce203"/>
        <table:table-column table:style-name="co10" table:default-cell-style-name="ce203"/>
        <table:table-column table:style-name="co8" table:default-cell-style-name="ce203"/>
        <table:table-column table:style-name="co11" table:default-cell-style-name="ce203"/>
        <table:table-column table:style-name="co8" table:default-cell-style-name="ce203"/>
        <table:table-column table:style-name="co12" table:number-columns-repeated="2" table:default-cell-style-name="ce203"/>
        <table:table-column table:style-name="co13" table:visibility="collapse" table:number-columns-repeated="11" table:default-cell-style-name="ce203"/>
        <table:table-column table:style-name="co10" table:default-cell-style-name="ce203"/>
        <table:table-column table:style-name="co14" table:number-columns-repeated="9" table:default-cell-style-name="ce203"/>
        <table:table-column table:style-name="co10" table:number-columns-repeated="228" table:default-cell-style-name="ce203"/>
        <table:table-column table:style-name="co9" table:default-cell-style-name="ce203"/>
        <table:table-column table:style-name="co10" table:default-cell-style-name="ce203"/>
        <table:table-column table:style-name="co8" table:default-cell-style-name="ce203"/>
        <table:table-column table:style-name="co11" table:default-cell-style-name="ce203"/>
        <table:table-column table:style-name="co8" table:default-cell-style-name="ce203"/>
        <table:table-column table:style-name="co12" table:number-columns-repeated="2" table:default-cell-style-name="ce203"/>
        <table:table-column table:style-name="co13" table:visibility="collapse" table:number-columns-repeated="11" table:default-cell-style-name="ce203"/>
        <table:table-column table:style-name="co10" table:default-cell-style-name="ce203"/>
        <table:table-column table:style-name="co14" table:number-columns-repeated="9" table:default-cell-style-name="ce203"/>
        <table:table-column table:style-name="co10" table:number-columns-repeated="228" table:default-cell-style-name="ce203"/>
        <table:table-column table:style-name="co9" table:default-cell-style-name="ce203"/>
        <table:table-column table:style-name="co10" table:default-cell-style-name="ce203"/>
        <table:table-column table:style-name="co8" table:default-cell-style-name="ce203"/>
        <table:table-column table:style-name="co11" table:default-cell-style-name="ce203"/>
        <table:table-column table:style-name="co8" table:default-cell-style-name="ce203"/>
        <table:table-column table:style-name="co12" table:number-columns-repeated="2" table:default-cell-style-name="ce203"/>
        <table:table-column table:style-name="co13" table:visibility="collapse" table:number-columns-repeated="11" table:default-cell-style-name="ce203"/>
        <table:table-column table:style-name="co10" table:default-cell-style-name="ce203"/>
        <table:table-column table:style-name="co14" table:number-columns-repeated="9" table:default-cell-style-name="ce203"/>
        <table:table-column table:style-name="co10" table:number-columns-repeated="228" table:default-cell-style-name="ce203"/>
        <table:table-row table:style-name="ro6">
          <table:table-cell table:style-name="ce202" office:value-type="string" calcext:value-type="string">
            <text:p>VISACOM S.A.</text:p>
          </table:table-cell>
          <table:table-cell table:style-name="ce205"/>
          <table:table-cell table:style-name="ce204" table:number-columns-repeated="31"/>
          <table:table-cell table:number-columns-repeated="991"/>
        </table:table-row>
        <table:table-row table:style-name="ro6">
          <table:table-cell table:style-name="ce202" office:value-type="string" calcext:value-type="string">
            <text:p>POLIZAS DE SEGUROS 2020-2021</text:p>
          </table:table-cell>
          <table:table-cell table:style-name="ce205"/>
          <table:table-cell table:style-name="ce204" table:number-columns-repeated="31"/>
          <table:table-cell table:number-columns-repeated="991"/>
        </table:table-row>
        <table:table-row table:style-name="ro6">
          <table:table-cell table:number-columns-repeated="1024"/>
        </table:table-row>
        <table:table-row table:style-name="ro6">
          <table:table-cell table:style-name="ce202" office:value-type="string" calcext:value-type="string">
            <text:p>LIBERTY ECUADOR</text:p>
          </table:table-cell>
          <table:table-cell table:style-name="ce205"/>
          <table:table-cell table:style-name="ce204" table:number-columns-repeated="31"/>
          <table:table-cell table:number-columns-repeated="991"/>
        </table:table-row>
        <table:table-row table:style-name="ro6">
          <table:table-cell table:style-name="ce204" table:number-columns-repeated="5"/>
          <table:table-cell table:style-name="ce210" office:value-type="string" calcext:value-type="string">
            <text:p>Monto</text:p>
          </table:table-cell>
          <table:table-cell table:style-name="ce204"/>
          <table:table-cell table:style-name="ce202" office:value-type="string" calcext:value-type="string">
            <text:p>amortizacion 2020:</text:p>
          </table:table-cell>
          <table:table-cell table:style-name="ce204" table:number-columns-repeated="25"/>
          <table:table-cell table:number-columns-repeated="991"/>
        </table:table-row>
        <table:table-row table:style-name="ro6">
          <table:table-cell table:style-name="ce204" office:value-type="string" calcext:value-type="string">
            <text:p>Poliza</text:p>
          </table:table-cell>
          <table:table-cell table:style-name="ce206" office:value-type="string" calcext:value-type="string">
            <text:p>fc</text:p>
          </table:table-cell>
          <table:table-cell table:style-name="ce204" office:value-type="string" calcext:value-type="string">
            <text:p>vigencia:</text:p>
          </table:table-cell>
          <table:table-cell table:style-name="ce204" table:number-columns-repeated="2"/>
          <table:table-cell table:style-name="ce211" office:value-type="string" calcext:value-type="string">
            <text:p>Asegurado</text:p>
          </table:table-cell>
          <table:table-cell table:style-name="ce213" office:value-type="string" calcext:value-type="string">
            <text:p>Prima</text:p>
          </table:table-cell>
          <table:table-cell table:style-name="ce218" office:value-type="string" calcext:value-type="string">
            <text:p>ene</text:p>
          </table:table-cell>
          <table:table-cell table:style-name="ce218" office:value-type="string" calcext:value-type="string">
            <text:p>feb</text:p>
          </table:table-cell>
          <table:table-cell table:style-name="ce218" office:value-type="string" calcext:value-type="string">
            <text:p>mar</text:p>
          </table:table-cell>
          <table:table-cell table:style-name="ce218" office:value-type="string" calcext:value-type="string">
            <text:p>abr</text:p>
          </table:table-cell>
          <table:table-cell table:style-name="ce218" office:value-type="string" calcext:value-type="string">
            <text:p>may</text:p>
          </table:table-cell>
          <table:table-cell table:style-name="ce218" office:value-type="string" calcext:value-type="string">
            <text:p>jun</text:p>
          </table:table-cell>
          <table:table-cell table:style-name="ce218" office:value-type="string" calcext:value-type="string">
            <text:p>jul</text:p>
          </table:table-cell>
          <table:table-cell table:style-name="ce218" office:value-type="string" calcext:value-type="string">
            <text:p>ago</text:p>
          </table:table-cell>
          <table:table-cell table:style-name="ce218" office:value-type="string" calcext:value-type="string">
            <text:p>sep</text:p>
          </table:table-cell>
          <table:table-cell table:style-name="ce218" office:value-type="string" calcext:value-type="string">
            <text:p>oct</text:p>
          </table:table-cell>
          <table:table-cell table:style-name="ce218" office:value-type="string" calcext:value-type="string">
            <text:p>nov</text:p>
          </table:table-cell>
          <table:table-cell table:style-name="ce219" office:value-type="date" office:date-value="2020-12-01" calcext:value-type="date">
            <text:p>dic-20</text:p>
          </table:table-cell>
          <table:table-cell table:style-name="ce221" office:value-type="date" office:date-value="2021-01-01" calcext:value-type="date">
            <text:p>ene-21</text:p>
          </table:table-cell>
          <table:table-cell table:style-name="ce218" office:value-type="string" calcext:value-type="string">
            <text:p>feb</text:p>
          </table:table-cell>
          <table:table-cell table:style-name="ce218" office:value-type="string" calcext:value-type="string">
            <text:p>mar</text:p>
          </table:table-cell>
          <table:table-cell table:style-name="ce218" office:value-type="string" calcext:value-type="string">
            <text:p>abr</text:p>
          </table:table-cell>
          <table:table-cell table:style-name="ce218" office:value-type="string" calcext:value-type="string">
            <text:p>may</text:p>
          </table:table-cell>
          <table:table-cell table:style-name="ce218" office:value-type="string" calcext:value-type="string">
            <text:p>jun</text:p>
          </table:table-cell>
          <table:table-cell table:style-name="ce218" office:value-type="string" calcext:value-type="string">
            <text:p>jul</text:p>
          </table:table-cell>
          <table:table-cell table:style-name="ce218" office:value-type="string" calcext:value-type="string">
            <text:p>ago</text:p>
          </table:table-cell>
          <table:table-cell table:style-name="ce218" office:value-type="string" calcext:value-type="string">
            <text:p>sep</text:p>
          </table:table-cell>
          <table:table-cell table:style-name="ce218" office:value-type="string" calcext:value-type="string">
            <text:p>oct</text:p>
          </table:table-cell>
          <table:table-cell table:style-name="ce218" office:value-type="string" calcext:value-type="string">
            <text:p>nov</text:p>
          </table:table-cell>
          <table:table-cell table:style-name="ce218" office:value-type="string" calcext:value-type="string">
            <text:p>dic</text:p>
          </table:table-cell>
          <table:table-cell table:style-name="ce225" office:value-type="date" office:date-value="2022-01-01" calcext:value-type="date">
            <text:p>ene-22</text:p>
          </table:table-cell>
          <table:table-cell table:style-name="ce225" office:value-type="date" office:date-value="2022-02-01" calcext:value-type="date">
            <text:p>feb-22</text:p>
          </table:table-cell>
          <table:table-cell table:style-name="ce218" office:value-type="string" calcext:value-type="string">
            <text:p>mar</text:p>
          </table:table-cell>
          <table:table-cell table:style-name="ce218" office:value-type="string" calcext:value-type="string">
            <text:p>abr</text:p>
          </table:table-cell>
          <table:table-cell table:number-columns-repeated="989"/>
        </table:table-row>
        <table:table-row table:style-name="ro6">
          <table:table-cell table:style-name="ce204" table:number-columns-repeated="2"/>
          <table:table-cell table:style-name="ce208" office:value-type="string" calcext:value-type="string">
            <text:p><text:s/></text:p>
          </table:table-cell>
          <table:table-cell table:number-columns-repeated="2" table:style-name="ce204" office:value-type="string" calcext:value-type="string">
            <text:p><text:s/></text:p>
          </table:table-cell>
          <table:table-cell table:style-name="ce212"/>
          <table:table-cell table:number-columns-repeated="2" table:style-name="ce212" office:value-type="string" calcext:value-type="string">
            <text:p><text:s/></text:p>
          </table:table-cell>
          <table:table-cell table:style-name="ce212" table:number-columns-repeated="4"/>
          <table:table-cell table:style-name="ce204" table:number-columns-repeated="21"/>
          <table:table-cell table:number-columns-repeated="991"/>
        </table:table-row>
        <table:table-row table:style-name="ro6">
          <table:table-cell table:style-name="ce204" office:value-type="float" office:value="355707" calcext:value-type="float">
            <text:p>355707</text:p>
          </table:table-cell>
          <table:table-cell table:style-name="ce207" office:value-type="float" office:value="58512" calcext:value-type="float">
            <text:p>58512</text:p>
          </table:table-cell>
          <table:table-cell table:style-name="ce208" office:value-type="string" calcext:value-type="string">
            <text:p>feb 1 2019</text:p>
          </table:table-cell>
          <table:table-cell table:style-name="ce204" office:value-type="string" calcext:value-type="string">
            <text:p>feb 1 2020</text:p>
          </table:table-cell>
          <table:table-cell table:style-name="ce204" office:value-type="string" calcext:value-type="string">
            <text:p>Chevrolet Van</text:p>
          </table:table-cell>
          <table:table-cell table:style-name="ce212" office:value-type="float" office:value="19788" calcext:value-type="float">
            <text:p>19,788.00</text:p>
          </table:table-cell>
          <table:table-cell table:style-name="ce212" office:value-type="float" office:value="653.32" calcext:value-type="float">
            <text:p>653.32</text:p>
          </table:table-cell>
          <table:table-cell table:style-name="ce212" office:value-type="float" office:value="54.48" calcext:value-type="float">
            <text:p>54.48</text:p>
          </table:table-cell>
          <table:table-cell table:style-name="ce212" table:number-columns-repeated="12"/>
          <table:table-cell table:style-name="ce204" table:number-columns-repeated="13"/>
          <table:table-cell table:number-columns-repeated="991"/>
        </table:table-row>
        <table:table-row table:style-name="ro6">
          <table:table-cell table:style-name="ce204" table:number-columns-repeated="2"/>
          <table:table-cell table:style-name="ce208" office:value-type="string" calcext:value-type="string">
            <text:p>feb1 2020</text:p>
          </table:table-cell>
          <table:table-cell table:style-name="ce208" office:value-type="string" calcext:value-type="string">
            <text:p>feb1 2021</text:p>
          </table:table-cell>
          <table:table-cell table:style-name="ce204"/>
          <table:table-cell table:style-name="ce212" office:value-type="float" office:value="17900" calcext:value-type="float">
            <text:p>17,900.00</text:p>
          </table:table-cell>
          <table:table-cell table:style-name="ce212" office:value-type="float" office:value="591.27" calcext:value-type="float">
            <text:p>591.27</text:p>
          </table:table-cell>
          <table:table-cell table:style-name="ce212"/>
          <table:table-cell table:number-columns-repeated="11" table:style-name="ce212" office:value-type="float" office:value="49.27" calcext:value-type="float">
            <text:p>49.27</text:p>
          </table:table-cell>
          <table:table-cell table:style-name="ce212" office:value-type="float" office:value="49.3" calcext:value-type="float">
            <text:p>49.30</text:p>
          </table:table-cell>
          <table:table-cell table:style-name="ce212"/>
          <table:table-cell table:style-name="ce204" table:number-columns-repeated="12"/>
          <table:table-cell table:number-columns-repeated="991"/>
        </table:table-row>
        <table:table-row table:style-name="ro6">
          <table:table-cell table:style-name="ce204"/>
          <table:table-cell table:style-name="ce204" office:value-type="float" office:value="3229" calcext:value-type="float">
            <text:p>3229</text:p>
          </table:table-cell>
          <table:table-cell table:style-name="ce208" office:value-type="string" calcext:value-type="string">
            <text:p>feb1 2021</text:p>
          </table:table-cell>
          <table:table-cell table:style-name="ce208" office:value-type="string" calcext:value-type="string">
            <text:p>feb1 2022</text:p>
          </table:table-cell>
          <table:table-cell table:style-name="ce204"/>
          <table:table-cell table:style-name="ce212" office:value-type="float" office:value="16110" calcext:value-type="float">
            <text:p>16,110.00</text:p>
          </table:table-cell>
          <table:table-cell table:style-name="ce212" office:value-type="float" office:value="532.45" calcext:value-type="float">
            <text:p>532.45</text:p>
          </table:table-cell>
          <table:table-cell table:style-name="ce212" table:number-columns-repeated="13"/>
          <table:table-cell table:number-columns-repeated="11" table:style-name="ce212" office:value-type="float" office:value="44.37" calcext:value-type="float">
            <text:p>44.37</text:p>
          </table:table-cell>
          <table:table-cell table:style-name="ce212" office:value-type="float" office:value="44.38" calcext:value-type="float">
            <text:p>44.38</text:p>
          </table:table-cell>
          <table:table-cell table:style-name="ce204"/>
          <table:table-cell table:number-columns-repeated="991"/>
        </table:table-row>
        <table:table-row table:style-name="ro6">
          <table:table-cell table:style-name="ce204" table:number-columns-repeated="5"/>
          <table:table-cell table:style-name="ce212"/>
          <table:table-cell table:style-name="ce204"/>
          <table:table-cell table:style-name="ce212" table:number-columns-repeated="5"/>
          <table:table-cell table:style-name="ce204" table:number-columns-repeated="21"/>
          <table:table-cell table:number-columns-repeated="991"/>
        </table:table-row>
        <table:table-row table:style-name="ro6">
          <table:table-cell table:style-name="ce204"/>
          <table:table-cell table:style-name="ce207" office:value-type="float" office:value="58499" calcext:value-type="float">
            <text:p>58499</text:p>
          </table:table-cell>
          <table:table-cell table:style-name="ce208" office:value-type="string" calcext:value-type="string">
            <text:p>feb 27 2019</text:p>
          </table:table-cell>
          <table:table-cell table:style-name="ce208" office:value-type="string" calcext:value-type="string">
            <text:p>feb 27 2020</text:p>
          </table:table-cell>
          <table:table-cell table:style-name="ce204" office:value-type="string" calcext:value-type="string">
            <text:p>Ford Scape</text:p>
          </table:table-cell>
          <table:table-cell table:style-name="ce212" office:value-type="float" office:value="43000" calcext:value-type="float">
            <text:p>43,000.00</text:p>
          </table:table-cell>
          <table:table-cell table:style-name="ce212" office:value-type="float" office:value="1279.52" calcext:value-type="float">
            <text:p>1,279.52</text:p>
          </table:table-cell>
          <table:table-cell table:style-name="ce212" office:value-type="float" office:value="106.62" calcext:value-type="float">
            <text:p>106.62</text:p>
          </table:table-cell>
          <table:table-cell table:style-name="ce212" office:value-type="float" office:value="106.7" calcext:value-type="float">
            <text:p>106.70</text:p>
          </table:table-cell>
          <table:table-cell table:style-name="ce212" table:number-columns-repeated="12"/>
          <table:table-cell table:style-name="ce204" table:number-columns-repeated="12"/>
          <table:table-cell table:number-columns-repeated="991"/>
        </table:table-row>
        <table:table-row table:style-name="ro6">
          <table:table-cell table:style-name="ce204"/>
          <table:table-cell table:style-name="ce207" office:value-type="float" office:value="57975" calcext:value-type="float">
            <text:p>57975</text:p>
          </table:table-cell>
          <table:table-cell table:style-name="ce208" office:value-type="string" calcext:value-type="string">
            <text:p>feb 27 2020</text:p>
          </table:table-cell>
          <table:table-cell table:style-name="ce208" office:value-type="string" calcext:value-type="string">
            <text:p>feb 27 2021</text:p>
          </table:table-cell>
          <table:table-cell table:style-name="ce204"/>
          <table:table-cell table:style-name="ce212" office:value-type="float" office:value="43000" calcext:value-type="float">
            <text:p>43,000.00</text:p>
          </table:table-cell>
          <table:table-cell table:style-name="ce212" office:value-type="float" office:value="1279.52" calcext:value-type="float">
            <text:p>1,279.52</text:p>
          </table:table-cell>
          <table:table-cell table:style-name="ce212" table:number-columns-repeated="2"/>
          <table:table-cell table:number-columns-repeated="11" table:style-name="ce212" office:value-type="float" office:value="106.63" calcext:value-type="float">
            <text:p>106.63</text:p>
          </table:table-cell>
          <table:table-cell table:style-name="ce212" office:value-type="float" office:value="106.59" calcext:value-type="float">
            <text:p>106.59</text:p>
          </table:table-cell>
          <table:table-cell table:style-name="ce204" table:number-columns-repeated="12"/>
          <table:table-cell table:number-columns-repeated="991"/>
        </table:table-row>
        <table:table-row table:style-name="ro6">
          <table:table-cell table:style-name="ce204"/>
          <table:table-cell table:style-name="ce207" office:value-type="float" office:value="3699" calcext:value-type="float">
            <text:p>3699</text:p>
          </table:table-cell>
          <table:table-cell table:style-name="ce208" office:value-type="string" calcext:value-type="string">
            <text:p>feb 27 2021</text:p>
          </table:table-cell>
          <table:table-cell table:style-name="ce208" office:value-type="string" calcext:value-type="string">
            <text:p>feb 27 2022</text:p>
          </table:table-cell>
          <table:table-cell table:style-name="ce204"/>
          <table:table-cell table:style-name="ce212" office:value-type="float" office:value="38700" calcext:value-type="float">
            <text:p>38,700.00</text:p>
          </table:table-cell>
          <table:table-cell table:style-name="ce212" office:value-type="float" office:value="1152.06" calcext:value-type="float">
            <text:p>1,152.06</text:p>
          </table:table-cell>
          <table:table-cell table:style-name="ce212" table:number-columns-repeated="14"/>
          <table:table-cell table:number-columns-repeated="11" table:style-name="ce212" office:value-type="float" office:value="96" calcext:value-type="float">
            <text:p>96.00</text:p>
          </table:table-cell>
          <table:table-cell table:style-name="ce212" office:value-type="float" office:value="96.06" calcext:value-type="float">
            <text:p>96.06</text:p>
          </table:table-cell>
          <table:table-cell table:number-columns-repeated="991"/>
        </table:table-row>
        <table:table-row table:style-name="ro6">
          <table:table-cell table:style-name="ce204" table:number-columns-repeated="5"/>
          <table:table-cell table:style-name="ce212"/>
          <table:table-cell table:style-name="ce204"/>
          <table:table-cell table:style-name="ce212" table:number-columns-repeated="5"/>
          <table:table-cell table:style-name="ce204" table:number-columns-repeated="21"/>
          <table:table-cell table:number-columns-repeated="991"/>
        </table:table-row>
        <table:table-row table:style-name="ro6">
          <table:table-cell table:style-name="ce204"/>
          <table:table-cell table:style-name="ce207" office:value-type="float" office:value="58514" calcext:value-type="float">
            <text:p>58514</text:p>
          </table:table-cell>
          <table:table-cell table:style-name="ce208" office:value-type="string" calcext:value-type="string">
            <text:p>feb 1 2019</text:p>
          </table:table-cell>
          <table:table-cell table:style-name="ce208" office:value-type="string" calcext:value-type="string">
            <text:p>feb 1 2020</text:p>
          </table:table-cell>
          <table:table-cell table:style-name="ce204" office:value-type="string" calcext:value-type="string">
            <text:p>Nissan Xtrail</text:p>
          </table:table-cell>
          <table:table-cell table:style-name="ce212" office:value-type="float" office:value="39610" calcext:value-type="float">
            <text:p>39,610.00</text:p>
          </table:table-cell>
          <table:table-cell table:style-name="ce212" office:value-type="float" office:value="1146.09" calcext:value-type="float">
            <text:p>1,146.09</text:p>
          </table:table-cell>
          <table:table-cell table:style-name="ce212" office:value-type="float" office:value="95.48" calcext:value-type="float">
            <text:p>95.48</text:p>
          </table:table-cell>
          <table:table-cell table:style-name="ce212" table:number-columns-repeated="12"/>
          <table:table-cell table:style-name="ce204" table:number-columns-repeated="13"/>
          <table:table-cell table:number-columns-repeated="991"/>
        </table:table-row>
        <table:table-row table:style-name="ro6">
          <table:table-cell table:style-name="ce204"/>
          <table:table-cell table:style-name="ce207" office:value-type="float" office:value="57990" calcext:value-type="float">
            <text:p>57990</text:p>
          </table:table-cell>
          <table:table-cell table:style-name="ce208" office:value-type="string" calcext:value-type="string">
            <text:p>feb 1 2020</text:p>
          </table:table-cell>
          <table:table-cell table:style-name="ce208" office:value-type="string" calcext:value-type="string">
            <text:p>feb 1 2021</text:p>
          </table:table-cell>
          <table:table-cell table:style-name="ce204"/>
          <table:table-cell table:style-name="ce212" office:value-type="float" office:value="35000" calcext:value-type="float">
            <text:p>35,000.00</text:p>
          </table:table-cell>
          <table:table-cell table:style-name="ce212" office:value-type="float" office:value="1011.28" calcext:value-type="float">
            <text:p>1,011.28</text:p>
          </table:table-cell>
          <table:table-cell table:style-name="ce212"/>
          <table:table-cell table:number-columns-repeated="11" table:style-name="ce212" office:value-type="float" office:value="84.27" calcext:value-type="float">
            <text:p>84.27</text:p>
          </table:table-cell>
          <table:table-cell table:style-name="ce212" office:value-type="float" office:value="84.31" calcext:value-type="float">
            <text:p>84.31</text:p>
          </table:table-cell>
          <table:table-cell table:style-name="ce204" table:number-columns-repeated="13"/>
          <table:table-cell table:number-columns-repeated="991"/>
        </table:table-row>
        <table:table-row table:style-name="ro6">
          <table:table-cell table:style-name="ce204"/>
          <table:table-cell table:style-name="ce207" office:value-type="float" office:value="3510" calcext:value-type="float">
            <text:p>3510</text:p>
          </table:table-cell>
          <table:table-cell table:style-name="ce208" office:value-type="string" calcext:value-type="string">
            <text:p>feb 1 2021</text:p>
          </table:table-cell>
          <table:table-cell table:style-name="ce208" office:value-type="string" calcext:value-type="string">
            <text:p>feb 1 2022</text:p>
          </table:table-cell>
          <table:table-cell table:style-name="ce204"/>
          <table:table-cell table:style-name="ce212" office:value-type="float" office:value="30600" calcext:value-type="float">
            <text:p>30,600.00</text:p>
          </table:table-cell>
          <table:table-cell table:style-name="ce212" office:value-type="float" office:value="884.53" calcext:value-type="float">
            <text:p>884.53</text:p>
          </table:table-cell>
          <table:table-cell table:style-name="ce212" table:number-columns-repeated="13"/>
          <table:table-cell table:number-columns-repeated="11" table:style-name="ce204" office:value-type="float" office:value="73.71" calcext:value-type="float">
            <text:p>73.71</text:p>
          </table:table-cell>
          <table:table-cell table:style-name="ce204" office:value-type="float" office:value="73.72" calcext:value-type="float">
            <text:p>73.72</text:p>
          </table:table-cell>
          <table:table-cell table:style-name="ce204"/>
          <table:table-cell table:number-columns-repeated="991"/>
        </table:table-row>
        <table:table-row table:style-name="ro6">
          <table:table-cell table:style-name="ce204" table:number-columns-repeated="5"/>
          <table:table-cell table:style-name="ce212"/>
          <table:table-cell table:style-name="ce204"/>
          <table:table-cell table:style-name="ce212" table:number-columns-repeated="5"/>
          <table:table-cell table:style-name="ce204" table:number-columns-repeated="21"/>
          <table:table-cell table:number-columns-repeated="991"/>
        </table:table-row>
        <table:table-row table:style-name="ro6">
          <table:table-cell table:style-name="ce204"/>
          <table:table-cell table:style-name="ce207" office:value-type="float" office:value="2850610" calcext:value-type="float">
            <text:p>2850610</text:p>
          </table:table-cell>
          <table:table-cell table:style-name="ce204" office:value-type="string" calcext:value-type="string">
            <text:p>nov 10 2019</text:p>
          </table:table-cell>
          <table:table-cell table:style-name="ce204" office:value-type="string" calcext:value-type="string">
            <text:p>nov 10 2020</text:p>
          </table:table-cell>
          <table:table-cell table:style-name="ce204" office:value-type="string" calcext:value-type="string">
            <text:p>Nissan Xtrail</text:p>
          </table:table-cell>
          <table:table-cell table:style-name="ce212" office:value-type="float" office:value="37800" calcext:value-type="float">
            <text:p>37,800.00</text:p>
          </table:table-cell>
          <table:table-cell table:style-name="ce212" office:value-type="float" office:value="950.41" calcext:value-type="float">
            <text:p>950.41</text:p>
          </table:table-cell>
          <table:table-cell table:number-columns-repeated="10" table:style-name="ce212" office:value-type="float" office:value="79.2" calcext:value-type="float">
            <text:p>79.20</text:p>
          </table:table-cell>
          <table:table-cell table:number-columns-repeated="2" table:style-name="ce212" office:value-type="string" calcext:value-type="string">
            <text:p><text:s/></text:p>
          </table:table-cell>
          <table:table-cell table:style-name="ce204" table:number-columns-repeated="10"/>
          <table:table-cell table:style-name="ce212" table:number-columns-repeated="10"/>
          <table:table-cell table:number-columns-repeated="985"/>
        </table:table-row>
        <table:table-row table:style-name="ro6">
          <table:table-cell table:style-name="ce204"/>
          <table:table-cell table:style-name="ce207" office:value-type="float" office:value="219519" calcext:value-type="float">
            <text:p>219519</text:p>
          </table:table-cell>
          <table:table-cell table:style-name="ce204" office:value-type="string" calcext:value-type="string">
            <text:p>nov 10 2020</text:p>
          </table:table-cell>
          <table:table-cell table:style-name="ce204" office:value-type="string" calcext:value-type="string">
            <text:p>nov 10 2021</text:p>
          </table:table-cell>
          <table:table-cell table:style-name="ce204" office:value-type="string" calcext:value-type="string">
            <text:p>Nissan Xtrail</text:p>
          </table:table-cell>
          <table:table-cell table:style-name="ce212" office:value-type="float" office:value="34020" calcext:value-type="float">
            <text:p>34,020.00</text:p>
          </table:table-cell>
          <table:table-cell table:style-name="ce212" office:value-type="float" office:value="855.68" calcext:value-type="float">
            <text:p>855.68</text:p>
          </table:table-cell>
          <table:table-cell table:style-name="ce212" table:number-columns-repeated="5"/>
          <table:table-cell table:style-name="ce204" table:number-columns-repeated="5"/>
          <table:table-cell table:number-columns-repeated="11" table:style-name="ce212" office:value-type="float" office:value="71.3" calcext:value-type="float">
            <text:p>71.30</text:p>
          </table:table-cell>
          <table:table-cell table:style-name="ce212" office:value-type="float" office:value="71.38" calcext:value-type="float">
            <text:p>71.38</text:p>
          </table:table-cell>
          <table:table-cell table:style-name="ce204" table:number-columns-repeated="10"/>
          <table:table-cell table:number-columns-repeated="985"/>
        </table:table-row>
        <table:table-row table:style-name="ro6">
          <table:table-cell table:style-name="ce202" office:value-type="string" calcext:value-type="string">
            <text:p>BMI IGUALAS MEDICAS DEL ECUADOR S.A.</text:p>
          </table:table-cell>
          <table:table-cell table:style-name="ce205"/>
          <table:table-cell table:style-name="ce204" table:number-columns-repeated="3"/>
          <table:table-cell table:style-name="ce212"/>
          <table:table-cell table:style-name="ce204"/>
          <table:table-cell table:style-name="ce212" table:number-columns-repeated="5"/>
          <table:table-cell table:style-name="ce204" table:number-columns-repeated="5"/>
          <table:table-cell table:style-name="ce212"/>
          <table:table-cell table:style-name="ce204" table:number-columns-repeated="21"/>
          <table:table-cell table:number-columns-repeated="985"/>
        </table:table-row>
        <table:table-row table:style-name="ro6">
          <table:table-cell table:style-name="ce204"/>
          <table:table-cell table:style-name="ce207" office:value-type="string" calcext:value-type="string">
            <text:p><text:s/></text:p>
          </table:table-cell>
          <table:table-cell table:style-name="ce209" office:value-type="date" office:date-value="2019-04-16" calcext:value-type="date">
            <text:p>16-abr-19</text:p>
          </table:table-cell>
          <table:table-cell table:style-name="ce209" office:value-type="date" office:date-value="2020-04-15" calcext:value-type="date">
            <text:p>15-abr-20</text:p>
          </table:table-cell>
          <table:table-cell table:style-name="ce204" office:value-type="string" calcext:value-type="string">
            <text:p>Asis.Med.MDC</text:p>
          </table:table-cell>
          <table:table-cell table:style-name="ce212"/>
          <table:table-cell table:style-name="ce212" office:value-type="float" office:value="3696.05" calcext:value-type="float">
            <text:p>3,696.05</text:p>
          </table:table-cell>
          <table:table-cell table:number-columns-repeated="3" table:style-name="ce212" office:value-type="float" office:value="308" calcext:value-type="float">
            <text:p>308.00</text:p>
          </table:table-cell>
          <table:table-cell table:style-name="ce212" office:value-type="float" office:value="154" calcext:value-type="float">
            <text:p>154.00</text:p>
          </table:table-cell>
          <table:table-cell table:style-name="ce212" office:value-type="float" office:value="0" calcext:value-type="float">
            <text:p>0.00</text:p>
          </table:table-cell>
          <table:table-cell table:style-name="ce212" table:number-columns-repeated="11"/>
          <table:table-cell table:style-name="ce204" table:number-columns-repeated="16"/>
          <table:table-cell table:number-columns-repeated="985"/>
        </table:table-row>
        <table:table-row table:style-name="ro6">
          <table:table-cell table:style-name="ce204"/>
          <table:table-cell table:style-name="ce207" office:value-type="string" calcext:value-type="string">
            <text:p>AI16G02070</text:p>
          </table:table-cell>
          <table:table-cell table:style-name="ce209" office:value-type="date" office:date-value="2020-04-16" calcext:value-type="date">
            <text:p>16-abr-20</text:p>
          </table:table-cell>
          <table:table-cell table:style-name="ce209" office:value-type="date" office:date-value="2021-04-15" calcext:value-type="date">
            <text:p>15-abr-21</text:p>
          </table:table-cell>
          <table:table-cell table:style-name="ce204" office:value-type="string" calcext:value-type="string">
            <text:p>Asis.Med.MDC</text:p>
          </table:table-cell>
          <table:table-cell table:style-name="ce212"/>
          <table:table-cell table:style-name="ce212" office:value-type="float" office:value="4145.7" calcext:value-type="float">
            <text:p>4,145.70</text:p>
          </table:table-cell>
          <table:table-cell table:style-name="ce212" table:number-columns-repeated="3"/>
          <table:table-cell table:style-name="ce212" office:value-type="float" office:value="173" calcext:value-type="float">
            <text:p>173.00</text:p>
          </table:table-cell>
          <table:table-cell table:number-columns-repeated="11" table:style-name="ce212" office:value-type="float" office:value="345.48" calcext:value-type="float">
            <text:p>345.48</text:p>
          </table:table-cell>
          <table:table-cell table:style-name="ce212" office:value-type="float" office:value="172.42" calcext:value-type="float">
            <text:p>172.42</text:p>
          </table:table-cell>
          <table:table-cell table:style-name="ce204" table:number-columns-repeated="16"/>
          <table:table-cell table:number-columns-repeated="985"/>
        </table:table-row>
        <table:table-row table:style-name="ro6">
          <table:table-cell table:style-name="ce204"/>
          <table:table-cell table:style-name="ce207" office:value-type="float" office:value="28134" calcext:value-type="float">
            <text:p>28134</text:p>
          </table:table-cell>
          <table:table-cell table:style-name="ce209" office:value-type="date" office:date-value="2021-04-16" calcext:value-type="date">
            <text:p>16-abr-21</text:p>
          </table:table-cell>
          <table:table-cell table:style-name="ce209" office:value-type="date" office:date-value="2022-04-15" calcext:value-type="date">
            <text:p>15-abr-22</text:p>
          </table:table-cell>
          <table:table-cell table:style-name="ce204" office:value-type="string" calcext:value-type="string">
            <text:p>Asis.Med.MDC</text:p>
          </table:table-cell>
          <table:table-cell table:style-name="ce212"/>
          <table:table-cell table:style-name="ce212" office:value-type="float" office:value="4566.71" calcext:value-type="float">
            <text:p>4,566.71</text:p>
          </table:table-cell>
          <table:table-cell table:style-name="ce212" table:number-columns-repeated="15"/>
          <table:table-cell table:style-name="ce212" office:value-type="float" office:value="190.27" calcext:value-type="float">
            <text:p>190.27</text:p>
          </table:table-cell>
          <table:table-cell table:number-columns-repeated="11" table:style-name="ce204" office:value-type="float" office:value="380.56" calcext:value-type="float">
            <text:p>380.56</text:p>
          </table:table-cell>
          <table:table-cell table:style-name="ce204" office:value-type="float" office:value="190.28" calcext:value-type="float">
            <text:p>190.28</text:p>
          </table:table-cell>
          <table:table-cell table:style-name="ce204" table:number-columns-repeated="4"/>
          <table:table-cell table:number-columns-repeated="985"/>
        </table:table-row>
        <table:table-row table:style-name="ro6">
          <table:table-cell table:style-name="ce204" table:number-columns-repeated="5"/>
          <table:table-cell table:style-name="ce212"/>
          <table:table-cell table:style-name="ce204"/>
          <table:table-cell table:style-name="ce212" table:number-columns-repeated="5"/>
          <table:table-cell table:style-name="ce204" table:number-columns-repeated="27"/>
          <table:table-cell table:number-columns-repeated="985"/>
        </table:table-row>
        <table:table-row table:style-name="ro6">
          <table:table-cell table:style-name="ce204"/>
          <table:table-cell table:style-name="ce207" office:value-type="string" calcext:value-type="string">
            <text:p><text:s/></text:p>
          </table:table-cell>
          <table:table-cell table:style-name="ce209" office:value-type="date" office:date-value="2019-04-16" calcext:value-type="date">
            <text:p>16-abr-19</text:p>
          </table:table-cell>
          <table:table-cell table:style-name="ce209" office:value-type="date" office:date-value="2020-04-15" calcext:value-type="date">
            <text:p>15-abr-20</text:p>
          </table:table-cell>
          <table:table-cell table:style-name="ce204" office:value-type="string" calcext:value-type="string">
            <text:p>Asis.Med.MPC</text:p>
          </table:table-cell>
          <table:table-cell table:style-name="ce212"/>
          <table:table-cell table:style-name="ce212" office:value-type="float" office:value="3539.62" calcext:value-type="float">
            <text:p>3,539.62</text:p>
          </table:table-cell>
          <table:table-cell table:number-columns-repeated="3" table:style-name="ce212" office:value-type="float" office:value="294.97" calcext:value-type="float">
            <text:p>294.97</text:p>
          </table:table-cell>
          <table:table-cell table:style-name="ce212" office:value-type="float" office:value="147.48" calcext:value-type="float">
            <text:p>147.48</text:p>
          </table:table-cell>
          <table:table-cell table:style-name="ce212" table:number-columns-repeated="12"/>
          <table:table-cell table:style-name="ce204" table:number-columns-repeated="16"/>
          <table:table-cell table:number-columns-repeated="985"/>
        </table:table-row>
        <table:table-row table:style-name="ro6">
          <table:table-cell table:style-name="ce204"/>
          <table:table-cell table:style-name="ce207" office:value-type="string" calcext:value-type="string">
            <text:p>AI16G02069</text:p>
          </table:table-cell>
          <table:table-cell table:style-name="ce209" office:value-type="date" office:date-value="2020-04-16" calcext:value-type="date">
            <text:p>16-abr-20</text:p>
          </table:table-cell>
          <table:table-cell table:style-name="ce209" office:value-type="date" office:date-value="2021-04-15" calcext:value-type="date">
            <text:p>15-abr-21</text:p>
          </table:table-cell>
          <table:table-cell table:style-name="ce204" office:value-type="string" calcext:value-type="string">
            <text:p>Asis.Med.MPC</text:p>
          </table:table-cell>
          <table:table-cell table:style-name="ce212"/>
          <table:table-cell table:style-name="ce212" office:value-type="float" office:value="3841.36" calcext:value-type="float">
            <text:p>3,841.36</text:p>
          </table:table-cell>
          <table:table-cell table:style-name="ce212" table:number-columns-repeated="3"/>
          <table:table-cell table:style-name="ce212" office:value-type="float" office:value="160" calcext:value-type="float">
            <text:p>160.00</text:p>
          </table:table-cell>
          <table:table-cell table:number-columns-repeated="11" table:style-name="ce212" office:value-type="float" office:value="320.11" calcext:value-type="float">
            <text:p>320.11</text:p>
          </table:table-cell>
          <table:table-cell table:style-name="ce212" office:value-type="float" office:value="160.15" calcext:value-type="float">
            <text:p>160.15</text:p>
          </table:table-cell>
          <table:table-cell table:style-name="ce204" table:number-columns-repeated="16"/>
          <table:table-cell table:number-columns-repeated="985"/>
        </table:table-row>
        <table:table-row table:style-name="ro6">
          <table:table-cell table:style-name="ce204"/>
          <table:table-cell table:style-name="ce207" office:value-type="float" office:value="28133" calcext:value-type="float">
            <text:p>28133</text:p>
          </table:table-cell>
          <table:table-cell table:style-name="ce209" office:value-type="date" office:date-value="2021-04-16" calcext:value-type="date">
            <text:p>16-abr-21</text:p>
          </table:table-cell>
          <table:table-cell table:style-name="ce209" office:value-type="date" office:date-value="2022-04-15" calcext:value-type="date">
            <text:p>15-abr-22</text:p>
          </table:table-cell>
          <table:table-cell table:style-name="ce204" office:value-type="string" calcext:value-type="string">
            <text:p>Asis.Med.MPC</text:p>
          </table:table-cell>
          <table:table-cell table:style-name="ce212"/>
          <table:table-cell table:style-name="ce212" office:value-type="float" office:value="4100.52" calcext:value-type="float">
            <text:p>4,100.52</text:p>
          </table:table-cell>
          <table:table-cell table:style-name="ce212" table:number-columns-repeated="15"/>
          <table:table-cell table:style-name="ce212" office:value-type="float" office:value="170.85" calcext:value-type="float">
            <text:p>170.85</text:p>
          </table:table-cell>
          <table:table-cell table:number-columns-repeated="11" table:style-name="ce204" office:value-type="float" office:value="341.71" calcext:value-type="float">
            <text:p>341.71</text:p>
          </table:table-cell>
          <table:table-cell table:style-name="ce204" office:value-type="float" office:value="170.86" calcext:value-type="float">
            <text:p>170.86</text:p>
          </table:table-cell>
          <table:table-cell table:style-name="ce204" table:number-columns-repeated="4"/>
          <table:table-cell table:number-columns-repeated="985"/>
        </table:table-row>
        <table:table-row table:style-name="ro6">
          <table:table-cell table:style-name="ce204" table:number-columns-repeated="2"/>
          <table:table-cell table:style-name="ce209" table:number-columns-repeated="2"/>
          <table:table-cell table:style-name="ce204"/>
          <table:table-cell table:style-name="ce212"/>
          <table:table-cell table:style-name="ce204"/>
          <table:table-cell table:style-name="ce212" table:number-columns-repeated="16"/>
          <table:table-cell table:style-name="ce204" table:number-columns-repeated="16"/>
          <table:table-cell table:number-columns-repeated="985"/>
        </table:table-row>
        <table:table-row table:style-name="ro6">
          <table:table-cell table:style-name="ce204"/>
          <table:table-cell table:style-name="ce207" office:value-type="string" calcext:value-type="string">
            <text:p><text:s/></text:p>
          </table:table-cell>
          <table:table-cell table:style-name="ce209" office:value-type="date" office:date-value="2019-04-01" calcext:value-type="date">
            <text:p>1-abr-19</text:p>
          </table:table-cell>
          <table:table-cell table:style-name="ce209" office:value-type="date" office:date-value="2020-03-31" calcext:value-type="date">
            <text:p>31-mar-20</text:p>
          </table:table-cell>
          <table:table-cell table:style-name="ce204" office:value-type="string" calcext:value-type="string">
            <text:p>Asis.Med.ORN</text:p>
          </table:table-cell>
          <table:table-cell table:style-name="ce212"/>
          <table:table-cell table:style-name="ce212" office:value-type="float" office:value="6335.45" calcext:value-type="float">
            <text:p>6,335.45</text:p>
          </table:table-cell>
          <table:table-cell table:number-columns-repeated="2" table:style-name="ce212" office:value-type="float" office:value="527.95" calcext:value-type="float">
            <text:p>527.95</text:p>
          </table:table-cell>
          <table:table-cell table:style-name="ce212" office:value-type="float" office:value="527.99" calcext:value-type="float">
            <text:p>527.99</text:p>
          </table:table-cell>
          <table:table-cell table:style-name="ce212"/>
          <table:table-cell table:style-name="ce212" office:value-type="float" office:value="0" calcext:value-type="float">
            <text:p>0.00</text:p>
          </table:table-cell>
          <table:table-cell table:style-name="ce212" table:number-columns-repeated="10"/>
          <table:table-cell table:style-name="ce212" office:value-type="string" calcext:value-type="string">
            <text:p><text:s/></text:p>
          </table:table-cell>
          <table:table-cell table:style-name="ce204" table:number-columns-repeated="16"/>
          <table:table-cell table:number-columns-repeated="985"/>
        </table:table-row>
        <table:table-row table:style-name="ro6">
          <table:table-cell table:style-name="ce204"/>
          <table:table-cell table:style-name="ce207" office:value-type="string" calcext:value-type="string">
            <text:p>IN19G04631</text:p>
          </table:table-cell>
          <table:table-cell table:style-name="ce209" office:value-type="date" office:date-value="2020-04-01" calcext:value-type="date">
            <text:p>1-abr-20</text:p>
          </table:table-cell>
          <table:table-cell table:style-name="ce209" office:value-type="date" office:date-value="2021-03-31" calcext:value-type="date">
            <text:p>31-mar-21</text:p>
          </table:table-cell>
          <table:table-cell table:style-name="ce204" office:value-type="string" calcext:value-type="string">
            <text:p>Asis.Med.ORN</text:p>
          </table:table-cell>
          <table:table-cell table:style-name="ce212"/>
          <table:table-cell table:style-name="ce212" office:value-type="float" office:value="6723.6" calcext:value-type="float">
            <text:p>6,723.60</text:p>
          </table:table-cell>
          <table:table-cell table:style-name="ce212" table:number-columns-repeated="3"/>
          <table:table-cell table:number-columns-repeated="12" table:style-name="ce212" office:value-type="float" office:value="560.3" calcext:value-type="float">
            <text:p>560.30</text:p>
          </table:table-cell>
          <table:table-cell table:style-name="ce212"/>
          <table:table-cell table:style-name="ce204" table:number-columns-repeated="16"/>
          <table:table-cell table:number-columns-repeated="985"/>
        </table:table-row>
        <table:table-row table:style-name="ro6">
          <table:table-cell table:style-name="ce204"/>
          <table:table-cell table:style-name="ce207"/>
          <table:table-cell table:style-name="ce209" office:value-type="date" office:date-value="2021-04-01" calcext:value-type="date">
            <text:p>1-abr-21</text:p>
          </table:table-cell>
          <table:table-cell table:style-name="ce209" office:value-type="date" office:date-value="2022-03-31" calcext:value-type="date">
            <text:p>31-mar-22</text:p>
          </table:table-cell>
          <table:table-cell table:style-name="ce204" office:value-type="string" calcext:value-type="string">
            <text:p>Asis.Med.ORN</text:p>
          </table:table-cell>
          <table:table-cell table:style-name="ce212"/>
          <table:table-cell table:style-name="ce212" office:value-type="float" office:value="7068.3" calcext:value-type="float">
            <text:p>7,068.30</text:p>
          </table:table-cell>
          <table:table-cell table:style-name="ce212" table:number-columns-repeated="15"/>
          <table:table-cell table:number-columns-repeated="10" table:style-name="ce212" office:value-type="float" office:value="589.03" calcext:value-type="float">
            <text:p>589.03</text:p>
          </table:table-cell>
          <table:table-cell table:number-columns-repeated="2" table:style-name="ce212" office:value-type="float" office:value="589" calcext:value-type="float">
            <text:p>589.00</text:p>
          </table:table-cell>
          <table:table-cell table:number-columns-repeated="2" table:style-name="ce212" office:value-type="string" calcext:value-type="string">
            <text:p><text:s/></text:p>
          </table:table-cell>
          <table:table-cell table:style-name="ce204" table:number-columns-repeated="3"/>
          <table:table-cell table:number-columns-repeated="985"/>
        </table:table-row>
        <table:table-row table:style-name="ro6">
          <table:table-cell table:style-name="ce204" table:number-columns-repeated="2"/>
          <table:table-cell table:style-name="ce209" table:number-columns-repeated="2"/>
          <table:table-cell table:style-name="ce204"/>
          <table:table-cell table:style-name="ce212" office:value-type="string" calcext:value-type="string">
            <text:p><text:s/></text:p>
          </table:table-cell>
          <table:table-cell table:style-name="ce212" office:value-type="string" calcext:value-type="string">
            <text:p><text:s text:c="5"/></text:p>
          </table:table-cell>
          <table:table-cell table:style-name="ce212" table:number-columns-repeated="5"/>
          <table:table-cell table:style-name="ce204" table:number-columns-repeated="27"/>
          <table:table-cell table:number-columns-repeated="985"/>
        </table:table-row>
        <table:table-row table:style-name="ro6">
          <table:table-cell table:style-name="ce204" table:number-columns-repeated="5"/>
          <table:table-cell table:style-name="ce204" office:value-type="string" calcext:value-type="string">
            <text:p>Amort.mensual</text:p>
          </table:table-cell>
          <table:table-cell table:style-name="ce204"/>
          <table:table-cell table:style-name="ce212" office:value-type="float" office:value="1466.7" calcext:value-type="float">
            <text:p>1,466.70</text:p>
          </table:table-cell>
          <table:table-cell table:style-name="ce212" office:value-type="float" office:value="1450.36" calcext:value-type="float">
            <text:p>1,450.36</text:p>
          </table:table-cell>
          <table:table-cell table:style-name="ce212" office:value-type="float" office:value="1450.33" calcext:value-type="float">
            <text:p>1,450.33</text:p>
          </table:table-cell>
          <table:table-cell table:style-name="ce212" office:value-type="float" office:value="1514.15" calcext:value-type="float">
            <text:p>1,514.15</text:p>
          </table:table-cell>
          <table:table-cell table:number-columns-repeated="6" table:style-name="ce212" office:value-type="float" office:value="1545.26" calcext:value-type="float">
            <text:p>1,545.26</text:p>
          </table:table-cell>
          <table:table-cell table:style-name="ce212" office:value-type="float" office:value="1537.36" calcext:value-type="float">
            <text:p>1,537.36</text:p>
          </table:table-cell>
          <table:table-cell table:style-name="ce212" table:formula="of:=SUM([.S9:.S33])" office:value-type="float" office:value="1537.36" calcext:value-type="float">
            <text:p>1,537.36</text:p>
          </table:table-cell>
          <table:table-cell table:style-name="ce212" table:formula="of:=SUM([.T9:.T33])" office:value-type="float" office:value="1537.43" calcext:value-type="float">
            <text:p>1,537.43</text:p>
          </table:table-cell>
          <table:table-cell table:style-name="ce212" table:formula="of:=SUM([.U9:.U33])" office:value-type="float" office:value="1521.86" calcext:value-type="float">
            <text:p>1,521.86</text:p>
          </table:table-cell>
          <table:table-cell table:style-name="ce212" table:formula="of:=SUM([.V9:.V33])" office:value-type="float" office:value="1511.27" calcext:value-type="float">
            <text:p>1,511.27</text:p>
          </table:table-cell>
          <table:table-cell table:style-name="ce212" table:formula="of:=SUM([.W9:.W33])" office:value-type="float" office:value="1568.1" calcext:value-type="float">
            <text:p>1,568.10</text:p>
          </table:table-cell>
          <table:table-cell table:style-name="ce212" table:formula="of:=SUM([.X9:.X33])" office:value-type="float" office:value="1596.68" calcext:value-type="float">
            <text:p>1,596.68</text:p>
          </table:table-cell>
          <table:table-cell table:style-name="ce212" table:formula="of:=SUM([.Y9:.Y33])" office:value-type="float" office:value="1596.68" calcext:value-type="float">
            <text:p>1,596.68</text:p>
          </table:table-cell>
          <table:table-cell table:style-name="ce212" table:formula="of:=SUM([.Z9:.Z33])" office:value-type="float" office:value="1596.68" calcext:value-type="float">
            <text:p>1,596.68</text:p>
          </table:table-cell>
          <table:table-cell table:style-name="ce212" table:formula="of:=SUM([.AA9:.AA33])" office:value-type="float" office:value="1596.68" calcext:value-type="float">
            <text:p>1,596.68</text:p>
          </table:table-cell>
          <table:table-cell table:style-name="ce212" table:formula="of:=SUM([.AB9:.AB33])" office:value-type="float" office:value="1596.68" calcext:value-type="float">
            <text:p>1,596.68</text:p>
          </table:table-cell>
          <table:table-cell table:style-name="ce212" table:formula="of:=SUM([.AC9:.AC33])" office:value-type="float" office:value="1596.76" calcext:value-type="float">
            <text:p>1,596.76</text:p>
          </table:table-cell>
          <table:table-cell table:style-name="ce212" table:formula="of:=SUM([.AD9:.AD33])" office:value-type="float" office:value="1525.38" calcext:value-type="float">
            <text:p>1,525.38</text:p>
          </table:table-cell>
          <table:table-cell table:style-name="ce212" table:formula="of:=SUM([.AE9:.AE33])" office:value-type="float" office:value="1525.38" calcext:value-type="float">
            <text:p>1,525.38</text:p>
          </table:table-cell>
          <table:table-cell table:style-name="ce212" table:formula="of:=SUM([.AF9:.AF33])" office:value-type="float" office:value="1525.4" calcext:value-type="float">
            <text:p>1,525.40</text:p>
          </table:table-cell>
          <table:table-cell table:style-name="ce212" table:formula="of:=SUM([.AG9:.AG33])" office:value-type="float" office:value="1407.33" calcext:value-type="float">
            <text:p>1,407.33</text:p>
          </table:table-cell>
          <table:table-cell table:style-name="ce212" table:formula="of:=SUM([.AH9:.AH33])" office:value-type="float" office:value="1311.27" calcext:value-type="float">
            <text:p>1,311.27</text:p>
          </table:table-cell>
          <table:table-cell table:style-name="ce212" table:formula="of:=SUM([.AI9:.AI33])" office:value-type="float" office:value="361.14" calcext:value-type="float">
            <text:p>361.14</text:p>
          </table:table-cell>
          <table:table-cell table:style-name="ce204" table:number-columns-repeated="4"/>
          <table:table-cell table:number-columns-repeated="985"/>
        </table:table-row>
        <table:table-row table:style-name="ro6">
          <table:table-cell table:style-name="ce204" table:number-columns-repeated="5"/>
          <table:table-cell table:style-name="ce204" office:value-type="string" calcext:value-type="string">
            <text:p>Amort mes acum</text:p>
          </table:table-cell>
          <table:table-cell table:style-name="ce204"/>
          <table:table-cell table:style-name="ce212" office:value-type="float" office:value="1466.7" calcext:value-type="float">
            <text:p>1,466.70</text:p>
          </table:table-cell>
          <table:table-cell table:style-name="ce212" office:value-type="float" office:value="2917.06" calcext:value-type="float">
            <text:p>2,917.06</text:p>
          </table:table-cell>
          <table:table-cell table:style-name="ce212" office:value-type="float" office:value="4367.39" calcext:value-type="float">
            <text:p>4,367.39</text:p>
          </table:table-cell>
          <table:table-cell table:style-name="ce212" office:value-type="float" office:value="5881.54" calcext:value-type="float">
            <text:p>5,881.54</text:p>
          </table:table-cell>
          <table:table-cell table:style-name="ce212" office:value-type="float" office:value="7426.8" calcext:value-type="float">
            <text:p>7,426.80</text:p>
          </table:table-cell>
          <table:table-cell table:style-name="ce212" office:value-type="float" office:value="8972.06" calcext:value-type="float">
            <text:p>8,972.06</text:p>
          </table:table-cell>
          <table:table-cell table:style-name="ce212" office:value-type="float" office:value="10517.32" calcext:value-type="float">
            <text:p>10,517.32</text:p>
          </table:table-cell>
          <table:table-cell table:style-name="ce212" office:value-type="float" office:value="12062.58" calcext:value-type="float">
            <text:p>12,062.58</text:p>
          </table:table-cell>
          <table:table-cell table:style-name="ce212" office:value-type="float" office:value="13607.84" calcext:value-type="float">
            <text:p>13,607.84</text:p>
          </table:table-cell>
          <table:table-cell table:style-name="ce212" office:value-type="float" office:value="15153.1" calcext:value-type="float">
            <text:p>15,153.10</text:p>
          </table:table-cell>
          <table:table-cell table:style-name="ce212" office:value-type="float" office:value="16690.46" calcext:value-type="float">
            <text:p>16,690.46</text:p>
          </table:table-cell>
          <table:table-cell table:style-name="ce212" office:value-type="float" office:value="18227.82" calcext:value-type="float">
            <text:p>18,227.82</text:p>
          </table:table-cell>
          <table:table-cell table:style-name="ce212" table:formula="of:=+[.T35]" office:value-type="float" office:value="1537.43" calcext:value-type="float">
            <text:p>1,537.43</text:p>
          </table:table-cell>
          <table:table-cell table:style-name="ce212" table:formula="of:=+[.U35]+[.T36]" office:value-type="float" office:value="3059.29" calcext:value-type="float">
            <text:p>3,059.29</text:p>
          </table:table-cell>
          <table:table-cell table:style-name="ce212" table:formula="of:=+[.V35]+[.U36]" office:value-type="float" office:value="4570.56" calcext:value-type="float">
            <text:p>4,570.56</text:p>
          </table:table-cell>
          <table:table-cell table:style-name="ce212" table:formula="of:=+[.W35]+[.V36]" office:value-type="float" office:value="6138.66" calcext:value-type="float">
            <text:p>6,138.66</text:p>
          </table:table-cell>
          <table:table-cell table:style-name="ce212" table:formula="of:=+[.X35]+[.W36]" office:value-type="float" office:value="7735.34" calcext:value-type="float">
            <text:p>7,735.34</text:p>
          </table:table-cell>
          <table:table-cell table:style-name="ce212" table:formula="of:=+[.Y35]+[.X36]" office:value-type="float" office:value="9332.02" calcext:value-type="float">
            <text:p>9,332.02</text:p>
          </table:table-cell>
          <table:table-cell table:style-name="ce212" table:formula="of:=+[.Z35]+[.Y36]" office:value-type="float" office:value="10928.7" calcext:value-type="float">
            <text:p>10,928.70</text:p>
          </table:table-cell>
          <table:table-cell table:style-name="ce212" table:formula="of:=+[.AA35]+[.Z36]" office:value-type="float" office:value="12525.38" calcext:value-type="float">
            <text:p>12,525.38</text:p>
          </table:table-cell>
          <table:table-cell table:style-name="ce212" table:formula="of:=+[.AB35]+[.AA36]" office:value-type="float" office:value="14122.06" calcext:value-type="float">
            <text:p>14,122.06</text:p>
          </table:table-cell>
          <table:table-cell table:style-name="ce212" table:formula="of:=+[.AC35]+[.AB36]" office:value-type="float" office:value="15718.82" calcext:value-type="float">
            <text:p>15,718.82</text:p>
          </table:table-cell>
          <table:table-cell table:style-name="ce212" table:formula="of:=+[.AD35]+[.AC36]" office:value-type="float" office:value="17244.2" calcext:value-type="float">
            <text:p>17,244.20</text:p>
          </table:table-cell>
          <table:table-cell table:style-name="ce212" table:formula="of:=+[.AE35]+[.AD36]" office:value-type="float" office:value="18769.58" calcext:value-type="float">
            <text:p>18,769.58</text:p>
          </table:table-cell>
          <table:table-cell table:style-name="ce212" table:formula="of:=+[.AF35]+[.AE36]" office:value-type="float" office:value="20294.98" calcext:value-type="float">
            <text:p>20,294.98</text:p>
          </table:table-cell>
          <table:table-cell table:style-name="ce212" table:formula="of:=+[.AG35]+[.AF36]" office:value-type="float" office:value="21702.31" calcext:value-type="float">
            <text:p>21,702.31</text:p>
          </table:table-cell>
          <table:table-cell table:style-name="ce212" table:formula="of:=+[.AH35]+[.AG36]" office:value-type="float" office:value="23013.58" calcext:value-type="float">
            <text:p>23,013.58</text:p>
          </table:table-cell>
          <table:table-cell table:style-name="ce212" table:formula="of:=+[.AI35]+[.AH36]" office:value-type="float" office:value="23374.72" calcext:value-type="float">
            <text:p>23,374.72</text:p>
          </table:table-cell>
          <table:table-cell table:style-name="ce204" table:number-columns-repeated="4"/>
          <table:table-cell table:number-columns-repeated="985"/>
        </table:table-row>
        <table:table-row table:style-name="ro6">
          <table:table-cell table:style-name="ce204" table:number-columns-repeated="4"/>
          <table:table-cell table:style-name="ce204" office:value-type="string" calcext:value-type="string">
            <text:p>Saldo x amort.2020</text:p>
          </table:table-cell>
          <table:table-cell table:style-name="ce204"/>
          <table:table-cell table:style-name="ce212" office:value-type="float" office:value="5070.16" calcext:value-type="float">
            <text:p>5,070.16</text:p>
          </table:table-cell>
          <table:table-cell table:style-name="ce212" table:number-columns-repeated="16"/>
          <table:table-cell table:style-name="ce204" table:number-columns-repeated="16"/>
          <table:table-cell table:number-columns-repeated="985"/>
        </table:table-row>
        <table:table-row table:style-name="ro6">
          <table:table-cell table:style-name="ce204" table:number-columns-repeated="4"/>
          <table:table-cell table:style-name="ce204" office:value-type="string" calcext:value-type="string">
            <text:p>renovaciones 2021</text:p>
          </table:table-cell>
          <table:table-cell table:style-name="ce204"/>
          <table:table-cell table:style-name="ce214" office:value-type="float" office:value="18304.57" calcext:value-type="float">
            <text:p>18,304.57</text:p>
          </table:table-cell>
          <table:table-cell table:style-name="ce212" table:number-columns-repeated="13"/>
          <table:table-cell table:style-name="ce212" office:value-type="float" office:value="2569.04" calcext:value-type="float">
            <text:p>2,569.04</text:p>
          </table:table-cell>
          <table:table-cell table:style-name="ce212"/>
          <table:table-cell table:style-name="ce212" office:value-type="float" office:value="15735.53" calcext:value-type="float">
            <text:p>15,735.53</text:p>
          </table:table-cell>
          <table:table-cell table:style-name="ce204" table:number-columns-repeated="16"/>
          <table:table-cell table:number-columns-repeated="985"/>
        </table:table-row>
        <table:table-row table:style-name="ro6">
          <table:table-cell/>
          <table:table-cell table:style-name="ce204" table:number-columns-repeated="3"/>
          <table:table-cell table:style-name="ce204" office:value-type="string" calcext:value-type="string">
            <text:p>total por amortizar</text:p>
          </table:table-cell>
          <table:table-cell table:style-name="ce204"/>
          <table:table-cell table:style-name="ce212" table:formula="of:=+[.G37]+[.G38]" office:value-type="float" office:value="23374.73" calcext:value-type="float">
            <text:p>23,374.73</text:p>
          </table:table-cell>
          <table:table-cell table:style-name="ce212" table:number-columns-repeated="5"/>
          <table:table-cell table:style-name="ce204" table:number-columns-repeated="4"/>
          <table:table-cell table:style-name="ce204" office:value-type="float" office:value="0" calcext:value-type="float">
            <text:p>0</text:p>
          </table:table-cell>
          <table:table-cell table:style-name="ce204" table:number-columns-repeated="12"/>
          <table:table-cell table:number-columns-repeated="995"/>
        </table:table-row>
        <table:table-row table:style-name="ro6">
          <table:table-cell/>
          <table:table-cell table:style-name="ce204" table:number-columns-repeated="3"/>
          <table:table-cell table:style-name="ce204" office:value-type="string" calcext:value-type="string">
            <text:p>Amortiz ene-ag</text:p>
          </table:table-cell>
          <table:table-cell table:style-name="ce204"/>
          <table:table-cell table:style-name="ce212" office:value-type="float" office:value="12525.38" calcext:value-type="float">
            <text:p>12,525.38</text:p>
          </table:table-cell>
          <table:table-cell table:style-name="ce215" office:value-type="float" office:value="20975.6" calcext:value-type="float">
            <text:p>20,975.60</text:p>
          </table:table-cell>
          <table:table-cell table:style-name="ce215" office:value-type="float" office:value="19525.24" calcext:value-type="float">
            <text:p>19,525.24</text:p>
          </table:table-cell>
          <table:table-cell table:style-name="ce215" office:value-type="float" office:value="18074.91" calcext:value-type="float">
            <text:p>18,074.91</text:p>
          </table:table-cell>
          <table:table-cell table:style-name="ce215" office:value-type="float" office:value="16560.76" calcext:value-type="float">
            <text:p>16,560.76</text:p>
          </table:table-cell>
          <table:table-cell table:style-name="ce215" office:value-type="float" office:value="15015.5" calcext:value-type="float">
            <text:p>15,015.50</text:p>
          </table:table-cell>
          <table:table-cell table:style-name="ce215" office:value-type="float" office:value="13470.24" calcext:value-type="float">
            <text:p>13,470.24</text:p>
          </table:table-cell>
          <table:table-cell table:style-name="ce215" office:value-type="float" office:value="11924.98" calcext:value-type="float">
            <text:p>11,924.98</text:p>
          </table:table-cell>
          <table:table-cell table:style-name="ce215" office:value-type="float" office:value="10379.72" calcext:value-type="float">
            <text:p>10,379.72</text:p>
          </table:table-cell>
          <table:table-cell table:style-name="ce215" office:value-type="float" office:value="8834.46" calcext:value-type="float">
            <text:p>8,834.46</text:p>
          </table:table-cell>
          <table:table-cell table:style-name="ce215" office:value-type="float" office:value="7289.2" calcext:value-type="float">
            <text:p>7,289.20</text:p>
          </table:table-cell>
          <table:table-cell table:style-name="ce215" office:value-type="float" office:value="6607.52" calcext:value-type="float">
            <text:p>6,607.52</text:p>
          </table:table-cell>
          <table:table-cell table:style-name="ce215" office:value-type="float" office:value="5070.16" calcext:value-type="float">
            <text:p>5,070.16</text:p>
          </table:table-cell>
          <table:table-cell table:style-name="ce215" table:formula="of:=+[.S40]-[.T35]" office:value-type="float" office:value="3532.73" calcext:value-type="float">
            <text:p>3,532.73</text:p>
          </table:table-cell>
          <table:table-cell table:style-name="ce215" table:formula="of:=+[.T40]-[.U35]+[.U38]" office:value-type="float" office:value="4579.91" calcext:value-type="float">
            <text:p>4,579.91</text:p>
          </table:table-cell>
          <table:table-cell table:style-name="ce215" table:formula="of:=+[.U40]-[.V35]" office:value-type="float" office:value="3068.64" calcext:value-type="float">
            <text:p>3,068.64</text:p>
          </table:table-cell>
          <table:table-cell table:style-name="ce215" table:formula="of:=+[.V40]-[.W35]+[.W38]" office:value-type="float" office:value="17236.07" calcext:value-type="float">
            <text:p>17,236.07</text:p>
          </table:table-cell>
          <table:table-cell table:style-name="ce215" table:formula="of:=+[.W40]-[.X35]" office:value-type="float" office:value="15639.39" calcext:value-type="float">
            <text:p>15,639.39</text:p>
          </table:table-cell>
          <table:table-cell table:style-name="ce215" table:formula="of:=+[.X40]-[.Y35]" office:value-type="float" office:value="14042.71" calcext:value-type="float">
            <text:p>14,042.71</text:p>
          </table:table-cell>
          <table:table-cell table:style-name="ce215" table:formula="of:=+[.Y40]-[.Z35]" office:value-type="float" office:value="12446.03" calcext:value-type="float">
            <text:p>12,446.03</text:p>
          </table:table-cell>
          <table:table-cell table:style-name="ce215" table:formula="of:=+[.Z40]-[.AA35]" office:value-type="float" office:value="10849.35" calcext:value-type="float">
            <text:p>10,849.35</text:p>
          </table:table-cell>
          <table:table-cell table:style-name="ce215" table:formula="of:=+[.AA40]-[.AB35]" office:value-type="float" office:value="9252.67" calcext:value-type="float">
            <text:p>9,252.67</text:p>
          </table:table-cell>
          <table:table-cell table:style-name="ce215" table:formula="of:=+[.AB40]-[.AC35]" office:value-type="float" office:value="7655.90999999999" calcext:value-type="float">
            <text:p>7,655.91</text:p>
          </table:table-cell>
          <table:table-cell table:style-name="ce215" table:formula="of:=+[.AC40]-[.AD35]" office:value-type="float" office:value="6130.52999999999" calcext:value-type="float">
            <text:p>6,130.53</text:p>
          </table:table-cell>
          <table:table-cell table:style-name="ce215" table:formula="of:=+[.AD40]-[.AE35]" office:value-type="float" office:value="4605.14999999999" calcext:value-type="float">
            <text:p>4,605.15</text:p>
          </table:table-cell>
          <table:table-cell table:style-name="ce215" table:formula="of:=+[.AE40]-[.AF35]" office:value-type="float" office:value="3079.74999999999" calcext:value-type="float">
            <text:p>3,079.75</text:p>
          </table:table-cell>
          <table:table-cell table:style-name="ce215" table:formula="of:=+[.AF40]-[.AG35]" office:value-type="float" office:value="1672.41999999999" calcext:value-type="float">
            <text:p>1,672.42</text:p>
          </table:table-cell>
          <table:table-cell table:style-name="ce215" table:formula="of:=+[.AG40]-[.AH35]" office:value-type="float" office:value="361.149999999995" calcext:value-type="float">
            <text:p>361.15</text:p>
          </table:table-cell>
          <table:table-cell table:style-name="ce215" table:formula="of:=+[.AH40]-[.AI35]" office:value-type="float" office:value="0.00999999999464762" calcext:value-type="float">
            <text:p>0.01</text:p>
          </table:table-cell>
          <table:table-cell table:number-columns-repeated="989"/>
        </table:table-row>
        <table:table-row table:style-name="ro6">
          <table:table-cell/>
          <table:table-cell table:style-name="ce204" table:number-columns-repeated="3"/>
          <table:table-cell table:style-name="ce204" office:value-type="string" calcext:value-type="string">
            <text:p>saldo por amortizar</text:p>
          </table:table-cell>
          <table:table-cell table:style-name="ce204"/>
          <table:table-cell table:style-name="ce215" table:formula="of:=+[.G39]-[.G40]" office:value-type="float" office:value="10849.35" calcext:value-type="float">
            <text:p>10,849.35</text:p>
          </table:table-cell>
          <table:table-cell table:style-name="ce204" table:number-columns-repeated="12"/>
          <table:table-cell table:style-name="ce225" office:value-type="date" office:date-value="2021-01-01" calcext:value-type="date">
            <text:p>ene-21</text:p>
          </table:table-cell>
          <table:table-cell table:style-name="ce225" office:value-type="date" office:date-value="2021-02-01" calcext:value-type="date">
            <text:p>feb-21</text:p>
          </table:table-cell>
          <table:table-cell table:style-name="ce225" office:value-type="date" office:date-value="2021-03-01" calcext:value-type="date">
            <text:p>mar-21</text:p>
          </table:table-cell>
          <table:table-cell table:style-name="ce225" office:value-type="date" office:date-value="2021-04-01" calcext:value-type="date">
            <text:p>abr-21</text:p>
          </table:table-cell>
          <table:table-cell table:style-name="ce225" office:value-type="date" office:date-value="2021-05-01" calcext:value-type="date">
            <text:p>may-21</text:p>
          </table:table-cell>
          <table:table-cell table:style-name="ce225" office:value-type="date" office:date-value="2021-06-01" calcext:value-type="date">
            <text:p>jun-21</text:p>
          </table:table-cell>
          <table:table-cell table:style-name="ce225" office:value-type="date" office:date-value="2021-07-01" calcext:value-type="date">
            <text:p>jul-21</text:p>
          </table:table-cell>
          <table:table-cell table:style-name="ce225" office:value-type="date" office:date-value="2021-08-01" calcext:value-type="date">
            <text:p>ago-21</text:p>
          </table:table-cell>
          <table:table-cell table:style-name="ce225" office:value-type="date" office:date-value="2021-09-01" calcext:value-type="date">
            <text:p>sep-21</text:p>
          </table:table-cell>
          <table:table-cell table:style-name="ce225" office:value-type="date" office:date-value="2021-10-01" calcext:value-type="date">
            <text:p>oct-21</text:p>
          </table:table-cell>
          <table:table-cell table:number-columns-repeated="995"/>
        </table:table-row>
        <table:table-row table:style-name="ro6">
          <table:table-cell/>
          <table:table-cell table:style-name="ce204" table:number-columns-repeated="3"/>
          <table:table-cell table:number-columns-repeated="3"/>
          <table:table-cell table:style-name="ce218" table:number-columns-repeated="3"/>
          <table:table-cell table:style-name="ce220"/>
          <table:table-cell table:style-name="ce218" table:number-columns-repeated="7"/>
          <table:table-cell table:style-name="ce219"/>
          <table:table-cell table:style-name="ce221"/>
          <table:table-cell table:style-name="ce218" table:number-columns-repeated="3"/>
          <table:table-cell table:style-name="ce204" table:number-columns-repeated="6"/>
          <table:table-cell table:number-columns-repeated="995"/>
        </table:table-row>
        <table:table-row table:style-name="ro7">
          <table:table-cell/>
          <table:table-cell table:style-name="ce204" table:number-columns-repeated="5"/>
          <table:table-cell table:style-name="ce212" office:value-type="string" calcext:value-type="string">
            <text:p><text:s/></text:p>
          </table:table-cell>
          <table:table-cell table:style-name="ce218"/>
          <table:table-cell table:style-name="ce219" table:number-columns-repeated="2"/>
          <table:table-cell table:style-name="ce221" table:number-columns-repeated="8"/>
          <table:table-cell table:style-name="ce223"/>
          <table:table-cell table:style-name="ce223" office:value-type="date" office:date-value="2021-01-01" calcext:value-type="date">
            <text:p>ene-21</text:p>
          </table:table-cell>
          <table:table-cell table:style-name="ce228" office:value-type="date" office:date-value="2021-02-01" calcext:value-type="date">
            <text:p>feb-21</text:p>
          </table:table-cell>
          <table:table-cell table:style-name="ce228" office:value-type="date" office:date-value="2021-03-01" calcext:value-type="date">
            <text:p>mar-21</text:p>
          </table:table-cell>
          <table:table-cell table:style-name="ce228" office:value-type="date" office:date-value="2021-04-01" calcext:value-type="date">
            <text:p>abr-21</text:p>
          </table:table-cell>
          <table:table-cell table:style-name="ce228" office:value-type="date" office:date-value="2021-05-01" calcext:value-type="date">
            <text:p>may-21</text:p>
          </table:table-cell>
          <table:table-cell table:style-name="ce228" office:value-type="date" office:date-value="2021-06-01" calcext:value-type="date">
            <text:p>jun-21</text:p>
          </table:table-cell>
          <table:table-cell table:style-name="ce228" office:value-type="date" office:date-value="2021-07-01" calcext:value-type="date">
            <text:p>jul-21</text:p>
          </table:table-cell>
          <table:table-cell table:style-name="ce228" office:value-type="date" office:date-value="2021-08-01" calcext:value-type="date">
            <text:p>ago-21</text:p>
          </table:table-cell>
          <table:table-cell table:style-name="ce228" office:value-type="date" office:date-value="2021-09-01" calcext:value-type="date">
            <text:p>sep-21</text:p>
          </table:table-cell>
          <table:table-cell table:style-name="ce204"/>
          <table:table-cell table:number-columns-repeated="995"/>
        </table:table-row>
        <table:table-row table:style-name="ro7">
          <table:table-cell/>
          <table:table-cell table:style-name="ce204" table:number-columns-repeated="3"/>
          <table:table-cell table:number-columns-repeated="4"/>
          <table:table-cell table:style-name="ce212" table:number-columns-repeated="7"/>
          <table:table-cell table:style-name="ce204" office:value-type="float" office:value="51111" calcext:value-type="float">
            <text:p>51111</text:p>
          </table:table-cell>
          <table:table-cell table:style-name="ce222" office:value-type="string" calcext:value-type="string">
            <text:p>Primas de seguros</text:p>
          </table:table-cell>
          <table:table-cell table:style-name="ce210"/>
          <table:table-cell table:style-name="ce224"/>
          <table:table-cell table:style-name="ce226" table:formula="of:=+[.T28]" office:value-type="float" office:value="320.11" calcext:value-type="float">
            <text:p>320.11</text:p>
          </table:table-cell>
          <table:table-cell table:style-name="ce226" table:formula="of:=+[.U28]" office:value-type="float" office:value="320.11" calcext:value-type="float">
            <text:p>320.11</text:p>
          </table:table-cell>
          <table:table-cell table:style-name="ce226" table:formula="of:=+[.V28]" office:value-type="float" office:value="320.11" calcext:value-type="float">
            <text:p>320.11</text:p>
          </table:table-cell>
          <table:table-cell table:style-name="ce226" table:formula="of:=+[.W28]+[.W29]" office:value-type="float" office:value="331" calcext:value-type="float">
            <text:p>331.00</text:p>
          </table:table-cell>
          <table:table-cell table:style-name="ce226" table:formula="of:=+[.X28]+[.X29]" office:value-type="float" office:value="341.71" calcext:value-type="float">
            <text:p>341.71</text:p>
          </table:table-cell>
          <table:table-cell table:style-name="ce226" table:formula="of:=+[.Y28]+[.Y29]" office:value-type="float" office:value="341.71" calcext:value-type="float">
            <text:p>341.71</text:p>
          </table:table-cell>
          <table:table-cell table:style-name="ce226" table:formula="of:=+[.Z28]+[.Z29]" office:value-type="float" office:value="341.71" calcext:value-type="float">
            <text:p>341.71</text:p>
          </table:table-cell>
          <table:table-cell table:style-name="ce226" table:formula="of:=+[.AA28]+[.AA29]" office:value-type="float" office:value="341.71" calcext:value-type="float">
            <text:p>341.71</text:p>
          </table:table-cell>
          <table:table-cell table:style-name="ce226" table:formula="of:=+[.AB28]+[.AB29]" office:value-type="float" office:value="341.71" calcext:value-type="float">
            <text:p>341.71</text:p>
          </table:table-cell>
          <table:table-cell table:style-name="ce212" table:number-columns-repeated="10"/>
          <table:table-cell table:number-columns-repeated="986"/>
        </table:table-row>
        <table:table-row table:style-name="ro7">
          <table:table-cell/>
          <table:table-cell table:style-name="ce204" table:number-columns-repeated="3"/>
          <table:table-cell table:number-columns-repeated="3"/>
          <table:table-cell table:style-name="ce204"/>
          <table:table-cell table:style-name="ce212"/>
          <table:table-cell/>
          <table:table-cell table:style-name="ce212" table:number-columns-repeated="5"/>
          <table:table-cell table:style-name="ce204" office:value-type="float" office:value="521235" calcext:value-type="float">
            <text:p>521235</text:p>
          </table:table-cell>
          <table:table-cell table:style-name="ce204" office:value-type="string" calcext:value-type="string">
            <text:p>Primas de seguros vehiculos</text:p>
          </table:table-cell>
          <table:table-cell table:style-name="ce216"/>
          <table:table-cell table:style-name="ce224"/>
          <table:table-cell table:style-name="ce226" table:formula="of:=+[.T9]+[.T13]+[.T17]+[.T21]" office:value-type="float" office:value="311.54" calcext:value-type="float">
            <text:p>311.54</text:p>
          </table:table-cell>
          <table:table-cell table:style-name="ce226" table:formula="of:=+[.U9]+[.U13]+[.U17]+[.U21]+[.U10]+[.U18]" office:value-type="float" office:value="295.97" calcext:value-type="float">
            <text:p>295.97</text:p>
          </table:table-cell>
          <table:table-cell table:style-name="ce226" table:formula="of:=+[.V9]+[.V13]+[.V17]+[.V21]+[.V10]+[.V18]+[.V14]" office:value-type="float" office:value="285.38" calcext:value-type="float">
            <text:p>285.38</text:p>
          </table:table-cell>
          <table:table-cell table:style-name="ce226" table:formula="of:=+[.W9]+[.W13]+[.W17]+[.W21]+[.W10]+[.W18]+[.W14]" office:value-type="float" office:value="285.38" calcext:value-type="float">
            <text:p>285.38</text:p>
          </table:table-cell>
          <table:table-cell table:style-name="ce226" table:formula="of:=+[.X9]+[.X13]+[.X17]+[.X21]+[.X10]+[.X18]+[.X14]" office:value-type="float" office:value="285.38" calcext:value-type="float">
            <text:p>285.38</text:p>
          </table:table-cell>
          <table:table-cell table:style-name="ce226" table:formula="of:=+[.Y9]+[.Y13]+[.Y17]+[.Y21]+[.Y10]+[.Y18]+[.Y14]" office:value-type="float" office:value="285.38" calcext:value-type="float">
            <text:p>285.38</text:p>
          </table:table-cell>
          <table:table-cell table:style-name="ce226" table:formula="of:=+[.Z9]+[.Z13]+[.Z17]+[.Z21]+[.Z10]+[.Z18]+[.Z14]" office:value-type="float" office:value="285.38" calcext:value-type="float">
            <text:p>285.38</text:p>
          </table:table-cell>
          <table:table-cell table:style-name="ce226" table:formula="of:=+[.AA9]+[.AA13]+[.AA17]+[.AA21]+[.AA10]+[.AA18]+[.AA14]" office:value-type="float" office:value="285.38" calcext:value-type="float">
            <text:p>285.38</text:p>
          </table:table-cell>
          <table:table-cell table:style-name="ce226" table:formula="of:=+[.AB9]+[.AB13]+[.AB17]+[.AB21]+[.AB10]+[.AB18]+[.AB14]" office:value-type="float" office:value="285.38" calcext:value-type="float">
            <text:p>285.38</text:p>
          </table:table-cell>
          <table:table-cell table:style-name="ce212" table:number-columns-repeated="10"/>
          <table:table-cell table:number-columns-repeated="986"/>
        </table:table-row>
        <table:table-row table:style-name="ro7">
          <table:table-cell/>
          <table:table-cell table:style-name="ce204" table:number-columns-repeated="3"/>
          <table:table-cell table:number-columns-repeated="3"/>
          <table:table-cell table:style-name="ce204"/>
          <table:table-cell table:style-name="ce212"/>
          <table:table-cell/>
          <table:table-cell table:style-name="ce212" table:number-columns-repeated="5"/>
          <table:table-cell table:style-name="ce204" office:value-type="float" office:value="521236" calcext:value-type="float">
            <text:p>521236</text:p>
          </table:table-cell>
          <table:table-cell table:style-name="ce204" office:value-type="string" calcext:value-type="string">
            <text:p>Primas de seguros acciont</text:p>
          </table:table-cell>
          <table:table-cell table:style-name="ce216"/>
          <table:table-cell table:style-name="ce224"/>
          <table:table-cell table:style-name="ce227" table:formula="of:=+[.T24]+[.T32]" office:value-type="float" office:value="905.78" calcext:value-type="float">
            <text:p>905.78</text:p>
          </table:table-cell>
          <table:table-cell table:style-name="ce227" table:formula="of:=+[.U24]+[.U32]" office:value-type="float" office:value="905.78" calcext:value-type="float">
            <text:p>905.78</text:p>
          </table:table-cell>
          <table:table-cell table:style-name="ce227" table:formula="of:=+[.V24]+[.V32]" office:value-type="float" office:value="905.78" calcext:value-type="float">
            <text:p>905.78</text:p>
          </table:table-cell>
          <table:table-cell table:style-name="ce227" table:formula="of:=+[.W24]+[.W25]+[.W33]" office:value-type="float" office:value="951.72" calcext:value-type="float">
            <text:p>951.72</text:p>
          </table:table-cell>
          <table:table-cell table:style-name="ce227" table:formula="of:=+[.X24]+[.X25]+[.X33]" office:value-type="float" office:value="969.59" calcext:value-type="float">
            <text:p>969.59</text:p>
          </table:table-cell>
          <table:table-cell table:style-name="ce227" table:formula="of:=+[.Y24]+[.Y25]+[.Y33]" office:value-type="float" office:value="969.59" calcext:value-type="float">
            <text:p>969.59</text:p>
          </table:table-cell>
          <table:table-cell table:style-name="ce227" table:formula="of:=+[.Z24]+[.Z25]+[.Z33]" office:value-type="float" office:value="969.59" calcext:value-type="float">
            <text:p>969.59</text:p>
          </table:table-cell>
          <table:table-cell table:style-name="ce227" table:formula="of:=+[.AA24]+[.AA25]+[.AA33]" office:value-type="float" office:value="969.59" calcext:value-type="float">
            <text:p>969.59</text:p>
          </table:table-cell>
          <table:table-cell table:style-name="ce227" table:formula="of:=+[.AB24]+[.AB25]+[.AB33]" office:value-type="float" office:value="969.59" calcext:value-type="float">
            <text:p>969.59</text:p>
          </table:table-cell>
          <table:table-cell table:style-name="ce212" table:number-columns-repeated="10"/>
          <table:table-cell table:number-columns-repeated="986"/>
        </table:table-row>
        <table:table-row table:style-name="ro7">
          <table:table-cell/>
          <table:table-cell table:style-name="ce204" table:number-columns-repeated="3"/>
          <table:table-cell table:number-columns-repeated="3"/>
          <table:table-cell table:style-name="ce204"/>
          <table:table-cell table:style-name="ce212" table:number-columns-repeated="7"/>
          <table:table-cell table:style-name="ce204" office:value-type="float" office:value="1141" calcext:value-type="float">
            <text:p>1141</text:p>
          </table:table-cell>
          <table:table-cell table:style-name="ce204" office:value-type="string" calcext:value-type="string">
            <text:p>Seguros anticip.</text:p>
          </table:table-cell>
          <table:table-cell table:style-name="ce216"/>
          <table:table-cell table:style-name="ce224"/>
          <table:table-cell table:style-name="ce226" table:formula="of:=SUM([.T44:.T46])" office:value-type="float" office:value="1537.43" calcext:value-type="float">
            <text:p>1,537.43</text:p>
          </table:table-cell>
          <table:table-cell table:style-name="ce226" table:formula="of:=SUM([.U44:.U46])" office:value-type="float" office:value="1521.86" calcext:value-type="float">
            <text:p>1,521.86</text:p>
          </table:table-cell>
          <table:table-cell table:style-name="ce226" table:formula="of:=SUM([.V44:.V46])" office:value-type="float" office:value="1511.27" calcext:value-type="float">
            <text:p>1,511.27</text:p>
          </table:table-cell>
          <table:table-cell table:style-name="ce226" table:formula="of:=SUM([.W44:.W46])" office:value-type="float" office:value="1568.1" calcext:value-type="float">
            <text:p>1,568.10</text:p>
          </table:table-cell>
          <table:table-cell table:style-name="ce226" table:formula="of:=SUM([.X44:.X46])" office:value-type="float" office:value="1596.68" calcext:value-type="float">
            <text:p>1,596.68</text:p>
          </table:table-cell>
          <table:table-cell table:style-name="ce226" table:formula="of:=SUM([.Y44:.Y46])" office:value-type="float" office:value="1596.68" calcext:value-type="float">
            <text:p>1,596.68</text:p>
          </table:table-cell>
          <table:table-cell table:style-name="ce226" table:formula="of:=SUM([.Z44:.Z46])" office:value-type="float" office:value="1596.68" calcext:value-type="float">
            <text:p>1,596.68</text:p>
          </table:table-cell>
          <table:table-cell table:style-name="ce226" table:formula="of:=SUM([.AA44:.AA46])" office:value-type="float" office:value="1596.68" calcext:value-type="float">
            <text:p>1,596.68</text:p>
          </table:table-cell>
          <table:table-cell table:style-name="ce226" table:formula="of:=SUM([.AB44:.AB46])" office:value-type="float" office:value="1596.68" calcext:value-type="float">
            <text:p>1,596.68</text:p>
          </table:table-cell>
          <table:table-cell table:style-name="ce212" table:number-columns-repeated="10"/>
          <table:table-cell table:number-columns-repeated="986"/>
        </table:table-row>
        <table:table-row table:style-name="ro6">
          <table:table-cell/>
          <table:table-cell table:style-name="ce204" table:number-columns-repeated="5"/>
          <table:table-cell table:style-name="ce216"/>
          <table:table-cell table:style-name="ce204"/>
          <table:table-cell table:style-name="ce212" table:number-columns-repeated="11"/>
          <table:table-cell table:style-name="ce212" office:value-type="string" calcext:value-type="string">
            <text:p><text:s text:c="2"/></text:p>
          </table:table-cell>
          <table:table-cell table:style-name="ce212" table:number-columns-repeated="18"/>
          <table:table-cell table:number-columns-repeated="986"/>
        </table:table-row>
        <table:table-row table:style-name="ro6">
          <table:table-cell table:number-columns-repeated="6"/>
          <table:table-cell table:style-name="ce217"/>
          <table:table-cell/>
          <table:table-cell table:style-name="ce212" table:number-columns-repeated="30"/>
          <table:table-cell table:number-columns-repeated="986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Narrow1" svg:font-family="'Arial Narrow'"/>
    <style:font-face style:name="Arial1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1" svg:font-family="Arial" style:font-family-generic="swiss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number:text>-</number:text>
      <number:number number:decimal-places="0" loext:min-decimal-places="0" number:min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07">
      <number:day/>
      <number:text>-</number:text>
      <number:month number:textual="true"/>
      <number:text>-</number:text>
      <number:year/>
    </number:date-style>
    <number:date-style style:name="N108">
      <number:day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">
      <number:number number:decimal-places="0" loext:min-decimal-places="0" number:min-integer-digits="1"/>
      <number:text> </number:text>
    </number:number-style>
    <number:number-style style:name="N111">
      <number:text>(</number:text>
      <number:number number:decimal-places="0" loext:min-decimal-places="0" number:min-integer-digits="1"/>
      <number:text>)</number:text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P1" style:volatile="true">
      <number:text>(</number:text>
      <number:number number:decimal-places="0" loext:min-decimal-places="0" number:min-integer-digits="1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8">
      <number:text> </number:text>
      <number:number number:decimal-places="2" loext:min-decimal-places="2" number:min-integer-digits="1" number:grouping="true"/>
      <number:text> </number:text>
    </number:number-style>
    <number:number-style style:name="N119">
      <number:text>-</number:text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0" loext:min-decimal-places="0" number:min-integer-digits="2"/>
      <number:text> </number:text>
    </number:number-style>
    <number:number-style style:name="N122P0" style:volatile="true">
      <style:text-properties fo:color="#000000"/>
      <number:number number:decimal-places="0" loext:min-decimal-places="0" number:min-integer-digits="1" number:grouping="true"/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1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6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1T15:16:28.530536999</dc:date>
    <meta:editing-cycles>9</meta:editing-cycles>
    <meta:editing-duration>PT1H15M57S</meta:editing-duration>
    <meta:document-statistic meta:table-count="2" meta:cell-count="590" meta:object-count="0"/>
  </office:meta>
</office:document-meta>
</file>